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5%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Times New Roman" fo:font-size="22pt" style:font-size-asian="22pt"/>
    </style:style>
    <style:style style:name="P3" style:family="paragraph" style:parent-style-name="Text_20_body">
      <style:paragraph-properties fo:margin-left="0cm" fo:margin-right="0cm" fo:margin-top="0.007cm" fo:margin-bottom="0cm" fo:text-indent="0cm" style:auto-text-indent="false"/>
      <style:text-properties style:font-name="Times New Roman" fo:font-size="22pt" style:font-size-asian="22pt"/>
    </style:style>
    <style:style style:name="P4" style:family="paragraph" style:parent-style-name="Text_20_body">
      <style:paragraph-properties fo:margin-left="0cm" fo:margin-right="0cm" fo:margin-top="0.116cm" fo:margin-bottom="0cm" fo:text-indent="0cm" style:auto-text-indent="false"/>
    </style:style>
    <style:style style:name="P5" style:family="paragraph" style:parent-style-name="Text_20_body">
      <style:paragraph-properties fo:margin-left="0cm" fo:margin-right="0cm" fo:margin-top="0.116cm" fo:margin-bottom="0cm" fo:line-height="115%" fo:text-align="justify" style:justify-single-word="false" fo:text-indent="0cm" style:auto-text-indent="false"/>
      <style:text-properties fo:background-color="transparent"/>
    </style:style>
    <style:style style:name="P6" style:family="paragraph" style:parent-style-name="Text_20_body">
      <style:paragraph-properties fo:margin-left="0cm" fo:margin-right="0cm" fo:margin-top="0.25cm" fo:margin-bottom="0cm" fo:line-height="115%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margin-top="0.25cm" fo:margin-bottom="0cm" fo:line-height="115%" fo:text-align="justify" style:justify-single-word="false" fo:text-indent="0cm" style:auto-text-indent="false"/>
      <style:text-properties fo:background-color="transparent"/>
    </style:style>
    <style:style style:name="P8" style:family="paragraph" style:parent-style-name="Text_20_body">
      <style:paragraph-properties fo:margin-left="0cm" fo:margin-right="0cm" fo:margin-top="0.25cm" fo:margin-bottom="0cm" fo:line-height="115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.284cm" fo:margin-bottom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margin-top="0.321cm" fo:margin-bottom="0cm" fo:text-indent="0cm" style:auto-text-indent="false"/>
    </style:style>
    <style:style style:name="P11" style:family="paragraph" style:parent-style-name="Text_20_body">
      <style:paragraph-properties fo:margin-left="0cm" fo:margin-right="0cm" fo:margin-top="0.325cm" fo:margin-bottom="0cm" fo:text-indent="0cm" style:auto-text-indent="false"/>
    </style:style>
    <style:style style:name="P12" style:family="paragraph" style:parent-style-name="Text_20_body">
      <style:paragraph-properties fo:margin-left="0cm" fo:margin-right="0cm" fo:margin-top="0.157cm" fo:margin-bottom="0cm" fo:text-indent="0cm" style:auto-text-indent="false"/>
      <style:text-properties fo:font-size="14.5pt" style:font-size-asian="14.5pt"/>
    </style:style>
    <style:style style:name="P13" style:family="paragraph" style:parent-style-name="Text_20_body">
      <style:paragraph-properties fo:margin-left="0cm" fo:margin-right="0cm" fo:margin-top="0.159cm" fo:margin-bottom="0cm" fo:text-indent="0cm" style:auto-text-indent="false"/>
    </style:style>
    <style:style style:name="P14" style:family="paragraph" style:parent-style-name="Text_20_body">
      <style:paragraph-properties fo:margin-left="0cm" fo:margin-right="0cm" fo:margin-top="0.108cm" fo:margin-bottom="0cm" fo:text-indent="0cm" style:auto-text-indent="false"/>
    </style:style>
    <style:style style:name="P15" style:family="paragraph" style:parent-style-name="Text_20_body">
      <style:paragraph-properties fo:margin-left="0cm" fo:margin-right="0cm" fo:margin-top="0.31cm" fo:margin-bottom="0cm" fo:text-indent="0cm" style:auto-text-indent="false"/>
      <style:text-properties fo:font-size="11pt" style:font-size-asian="11pt"/>
    </style:style>
    <style:style style:name="P16" style:family="paragraph" style:parent-style-name="Text_20_body">
      <style:paragraph-properties fo:margin-left="0cm" fo:margin-right="0cm" fo:margin-top="0.129cm" fo:margin-bottom="0cm" fo:text-indent="0cm" style:auto-text-indent="false"/>
    </style:style>
    <style:style style:name="P17" style:family="paragraph" style:parent-style-name="Text_20_body">
      <style:paragraph-properties fo:margin-left="0cm" fo:margin-right="0cm" fo:margin-top="0.039cm" fo:margin-bottom="0cm" fo:line-height="115%" fo:text-align="justify" style:justify-single-word="false" fo:text-indent="0cm" style:auto-text-indent="false"/>
      <style:text-properties fo:letter-spacing="-0.004cm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.448cm" fo:margin-right="0cm" fo:margin-top="0.326cm" fo:margin-bottom="0cm" fo:text-align="justify" style:justify-single-word="false" fo:text-indent="0cm" style:auto-text-indent="false"/>
    </style:style>
    <style:style style:name="P20" style:family="paragraph" style:parent-style-name="Text_20_body">
      <style:paragraph-properties fo:margin-top="0.25cm" fo:margin-bottom="0cm" fo:line-height="115%" fo:text-align="justify" style:justify-single-word="false"/>
      <style:text-properties fo:background-color="transparent"/>
    </style:style>
    <style:style style:name="P21" style:family="paragraph" style:parent-style-name="Text_20_body">
      <style:paragraph-properties fo:margin-left="0cm" fo:margin-right="0.432cm" fo:margin-top="0.041cm" fo:margin-bottom="0cm" fo:line-height="106%" fo:text-align="justify" style:justify-single-word="false" fo:text-indent="0cm" style:auto-text-indent="false"/>
    </style:style>
    <style:style style:name="P22" style:family="paragraph" style:parent-style-name="Text_20_body">
      <style:paragraph-properties fo:margin-left="0cm" fo:margin-right="0.459cm" fo:margin-top="0.009cm" fo:margin-bottom="0cm" fo:line-height="108%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.441cm" fo:line-height="108%" fo:text-align="justify" style:justify-single-word="false" fo:text-indent="0cm" style:auto-text-indent="false"/>
    </style:style>
    <style:style style:name="P24" style:family="paragraph" style:parent-style-name="Text_20_body">
      <style:paragraph-properties fo:margin-left="0cm" fo:margin-right="0.448cm" fo:margin-top="0.282cm" fo:margin-bottom="0cm" fo:line-height="108%" fo:text-align="justify" style:justify-single-word="false" fo:text-indent="0cm" style:auto-text-indent="false"/>
    </style:style>
    <style:style style:name="P25" style:family="paragraph" style:parent-style-name="Text_20_body">
      <style:paragraph-properties fo:margin-left="0.448cm" fo:margin-right="0.448cm" fo:margin-top="0.321cm" fo:margin-bottom="0cm" fo:line-height="108%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1.27cm" fo:margin-right="0cm" fo:margin-top="0.25cm" fo:margin-bottom="0cm" fo:line-height="115%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0.448cm" fo:margin-right="0.46cm" fo:margin-top="0.286cm" fo:margin-bottom="0cm" fo:line-height="108%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0.448cm" fo:margin-right="0.43cm" fo:line-height="108%" fo:text-align="justify" style:justify-single-word="false" fo:text-indent="0cm" style:auto-text-indent="false"/>
    </style:style>
    <style:style style:name="P29" style:family="paragraph" style:parent-style-name="Text_20_body">
      <style:paragraph-properties fo:margin-left="0.448cm" fo:margin-right="0.43cm" fo:line-height="108%" fo:text-align="justify" style:justify-single-word="false" fo:text-indent="0cm" style:auto-text-indent="false"/>
      <style:text-properties fo:letter-spacing="-0.004cm"/>
    </style:style>
    <style:style style:name="P30" style:family="paragraph" style:parent-style-name="Text_20_body">
      <style:paragraph-properties fo:margin-left="0.448cm" fo:margin-right="0.43cm" fo:margin-top="0.326cm" fo:margin-bottom="0cm" fo:line-height="108%" fo:text-align="justify" style:justify-single-word="false" fo:text-indent="0cm" style:auto-text-indent="false"/>
    </style:style>
    <style:style style:name="P31" style:family="paragraph" style:parent-style-name="Text_20_body">
      <style:paragraph-properties fo:margin-left="0.448cm" fo:margin-right="0.43cm" fo:margin-top="0.325cm" fo:margin-bottom="0cm" fo:line-height="108%" fo:text-align="justify" style:justify-single-word="false" fo:text-indent="0cm" style:auto-text-indent="false"/>
    </style:style>
    <style:style style:name="P32" style:family="paragraph" style:parent-style-name="Text_20_body">
      <style:paragraph-properties fo:margin-left="0.445cm" fo:margin-right="0cm" fo:margin-top="0.326cm" fo:margin-bottom="0cm" fo:text-align="justify" style:justify-single-word="false" fo:text-indent="0cm" style:auto-text-indent="false"/>
    </style:style>
    <style:style style:name="P33" style:family="paragraph" style:parent-style-name="Text_20_body">
      <style:paragraph-properties fo:margin-left="0.194cm" fo:margin-right="0cm" fo:line-height="0.035cm" fo:text-indent="0cm" style:auto-text-indent="false"/>
      <style:text-properties style:font-name="Cambria" fo:font-size="1pt" style:font-size-asian="1pt"/>
    </style:style>
    <style:style style:name="P34" style:family="paragraph" style:parent-style-name="Text_20_body">
      <style:paragraph-properties fo:margin-left="0.448cm" fo:margin-right="0.427cm" fo:margin-top="0.321cm" fo:margin-bottom="0cm" fo:line-height="108%" fo:text-align="justify" style:justify-single-word="false" fo:text-indent="0cm" style:auto-text-indent="false"/>
    </style:style>
    <style:style style:name="P35" style:family="paragraph" style:parent-style-name="Text_20_body">
      <style:paragraph-properties fo:margin-left="0cm" fo:margin-right="3.836cm" fo:margin-top="0.325cm" fo:margin-bottom="0cm" fo:line-height="165%" fo:text-indent="0cm" style:auto-text-indent="false"/>
    </style:style>
    <style:style style:name="P36" style:family="paragraph" style:parent-style-name="Text_20_body">
      <style:paragraph-properties fo:margin-left="0cm" fo:margin-right="0.24cm" fo:margin-top="0.326cm" fo:margin-bottom="0cm" fo:line-height="108%" fo:text-align="justify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.429cm" fo:margin-top="0.325cm" fo:margin-bottom="0cm" fo:line-height="108%" fo:text-align="justify" style:justify-single-word="false" fo:text-indent="0cm" style:auto-text-indent="false"/>
    </style:style>
    <style:style style:name="P38" style:family="paragraph" style:parent-style-name="Text_20_body">
      <style:paragraph-properties fo:margin-left="0cm" fo:margin-right="0.423cm" fo:margin-top="0.282cm" fo:margin-bottom="0cm" fo:line-height="108%" fo:text-align="justify" style:justify-single-word="false" fo:text-indent="0cm" style:auto-text-indent="false"/>
    </style:style>
    <style:style style:name="P39" style:family="paragraph" style:parent-style-name="Text_20_body">
      <style:paragraph-properties fo:margin-left="0cm" fo:margin-right="0.238cm" fo:margin-top="0.293cm" fo:margin-bottom="0cm" fo:text-align="justify" style:justify-single-word="false" fo:text-indent="0cm" style:auto-text-indent="false"/>
    </style:style>
    <style:style style:name="P40" style:family="paragraph" style:parent-style-name="Text_20_body">
      <style:paragraph-properties fo:margin-left="0cm" fo:margin-right="0.247cm" fo:margin-top="0.323cm" fo:margin-bottom="0cm" fo:line-height="108%" fo:text-align="justify" style:justify-single-word="false" fo:text-indent="0cm" style:auto-text-indent="false"/>
    </style:style>
    <style:style style:name="P41" style:family="paragraph" style:parent-style-name="Text_20_body">
      <style:paragraph-properties fo:margin-left="0cm" fo:margin-right="0.247cm" fo:margin-top="0.325cm" fo:margin-bottom="0cm" fo:line-height="108%" fo:text-align="justify" style:justify-single-word="false" fo:text-indent="0cm" style:auto-text-indent="false"/>
    </style:style>
    <style:style style:name="P42" style:family="paragraph" style:parent-style-name="Text_20_body">
      <style:paragraph-properties fo:margin-left="0cm" fo:margin-right="0.254cm" fo:margin-top="0.325cm" fo:margin-bottom="0cm" fo:line-height="108%" fo:text-align="justify" style:justify-single-word="false" fo:text-indent="0cm" style:auto-text-indent="false"/>
    </style:style>
    <style:style style:name="P43" style:family="paragraph" style:parent-style-name="Text_20_body">
      <style:paragraph-properties fo:margin-left="0cm" fo:margin-right="0.242cm" fo:margin-top="0.325cm" fo:margin-bottom="0cm" fo:line-height="108%" fo:text-align="justify" style:justify-single-word="false" fo:text-indent="0cm" style:auto-text-indent="false"/>
    </style:style>
    <style:style style:name="P44" style:family="paragraph" style:parent-style-name="Title">
      <style:text-properties fo:letter-spacing="-0.004cm"/>
    </style:style>
    <style:style style:name="P45" style:family="paragraph" style:parent-style-name="Standard">
      <style:paragraph-properties fo:margin-left="0cm" fo:margin-right="2.581cm" fo:line-height="151%" fo:text-indent="0cm" style:auto-text-indent="false">
        <style:tab-stops>
          <style:tab-stop style:position="1.492cm"/>
        </style:tab-stops>
      </style:paragraph-properties>
      <style:text-properties fo:font-size="12pt" style:font-size-asian="12pt"/>
    </style:style>
    <style:style style:name="P46" style:family="paragraph" style:parent-style-name="Heading_20_1">
      <style:paragraph-properties fo:margin-left="0cm" fo:margin-right="0cm" fo:margin-top="1.136cm" fo:margin-bottom="0cm" fo:text-indent="0cm" style:auto-text-indent="false"/>
      <style:text-properties fo:font-variant="small-caps" fo:letter-spacing="-0.004cm"/>
    </style:style>
    <style:style style:name="P47" style:family="paragraph" style:parent-style-name="Heading_20_1">
      <style:paragraph-properties fo:margin-left="0cm" fo:margin-right="0cm" fo:margin-top="1.136cm" fo:margin-bottom="0cm" fo:text-align="center" style:justify-single-word="false" fo:text-indent="0cm" style:auto-text-indent="false"/>
      <style:text-properties fo:font-variant="small-caps" fo:letter-spacing="-0.004cm" fo:background-color="transparent"/>
    </style:style>
    <style:style style:name="P48" style:family="paragraph" style:parent-style-name="Heading_20_1" style:list-style-name="WWNum5">
      <style:paragraph-properties fo:margin-left="1.007cm" fo:margin-right="0cm" fo:text-indent="-0.762cm" style:auto-text-indent="false">
        <style:tab-stops>
          <style:tab-stop style:position="1.007cm"/>
        </style:tab-stops>
      </style:paragraph-properties>
      <style:text-properties fo:background-color="transparent"/>
    </style:style>
    <style:style style:name="P49" style:family="paragraph" style:parent-style-name="Heading_20_1" style:list-style-name="WWNum5">
      <style:paragraph-properties fo:margin-left="1.007cm" fo:margin-right="0cm" fo:text-indent="-0.762cm" style:auto-text-indent="false">
        <style:tab-stops>
          <style:tab-stop style:position="1.007cm"/>
        </style:tab-stops>
      </style:paragraph-properties>
      <style:text-properties fo:font-variant="small-caps" fo:letter-spacing="-0.004cm"/>
    </style:style>
    <style:style style:name="P50" style:family="paragraph" style:parent-style-name="Heading_20_1" style:list-style-name="WWNum5">
      <style:paragraph-properties fo:margin-left="1.007cm" fo:margin-right="0cm" fo:text-indent="-0.762cm" style:auto-text-indent="false">
        <style:tab-stops>
          <style:tab-stop style:position="1.007cm"/>
        </style:tab-stops>
      </style:paragraph-properties>
    </style:style>
    <style:style style:name="P51" style:family="paragraph" style:parent-style-name="Heading_20_1">
      <style:paragraph-properties fo:margin-top="1.136cm" fo:margin-bottom="0cm"/>
      <style:text-properties fo:font-variant="small-caps" fo:letter-spacing="-0.004cm"/>
    </style:style>
    <style:style style:name="P52" style:family="paragraph" style:parent-style-name="Heading_20_1">
      <style:paragraph-properties fo:margin-top="1.136cm" fo:margin-bottom="0cm">
        <style:tab-stops>
          <style:tab-stop style:position="1.007cm"/>
          <style:tab-stop style:position="3.942cm"/>
        </style:tab-stops>
      </style:paragraph-properties>
    </style:style>
    <style:style style:name="P53" style:family="paragraph" style:parent-style-name="Heading_20_1" style:list-style-name="WWNum5">
      <style:paragraph-properties fo:margin-left="1.007cm" fo:margin-right="2.334cm" fo:margin-top="0.002cm" fo:margin-bottom="0cm" fo:line-height="123%" fo:text-indent="-0.762cm" style:auto-text-indent="false">
        <style:tab-stops>
          <style:tab-stop style:position="1.007cm"/>
        </style:tab-stops>
      </style:paragraph-properties>
    </style:style>
    <style:style style:name="P54" style:family="paragraph" style:parent-style-name="Heading_20_2" style:list-style-name="WWNum5">
      <style:paragraph-properties>
        <style:tab-stops>
          <style:tab-stop style:position="2.15cm"/>
        </style:tab-stops>
      </style:paragraph-properties>
    </style:style>
    <style:style style:name="P55" style:family="paragraph" style:parent-style-name="Heading_20_2" style:list-style-name="WWNum5">
      <style:paragraph-properties>
        <style:tab-stops>
          <style:tab-stop style:position="2.15cm"/>
        </style:tab-stops>
      </style:paragraph-properties>
      <style:text-properties fo:font-variant="small-caps" fo:letter-spacing="-0.004cm"/>
    </style:style>
    <style:style style:name="P56" style:family="paragraph" style:parent-style-name="Heading_20_2" style:list-style-name="WWNum5">
      <style:paragraph-properties fo:margin-top="0.325cm" fo:margin-bottom="0cm">
        <style:tab-stops>
          <style:tab-stop style:position="2.15cm"/>
        </style:tab-stops>
      </style:paragraph-properties>
    </style:style>
    <style:style style:name="P57" style:family="paragraph" style:parent-style-name="Heading_20_2" style:list-style-name="WWNum5">
      <style:paragraph-properties fo:margin-top="0.439cm" fo:margin-bottom="0cm">
        <style:tab-stops>
          <style:tab-stop style:position="2.15cm"/>
        </style:tab-stops>
      </style:paragraph-properties>
    </style:style>
    <style:style style:name="P58" style:family="paragraph" style:parent-style-name="Heading_20_2" style:list-style-name="WWNum5">
      <style:paragraph-properties fo:margin-top="0.33cm" fo:margin-bottom="0cm">
        <style:tab-stops>
          <style:tab-stop style:position="2.15cm"/>
        </style:tab-stops>
      </style:paragraph-properties>
    </style:style>
    <style:style style:name="P59" style:family="paragraph" style:parent-style-name="Heading_20_2" style:list-style-name="WWNum5">
      <style:paragraph-properties fo:margin-top="0.321cm" fo:margin-bottom="0cm">
        <style:tab-stops>
          <style:tab-stop style:position="2.15cm"/>
        </style:tab-stops>
      </style:paragraph-properties>
    </style:style>
    <style:style style:name="P60" style:family="paragraph" style:parent-style-name="Heading_20_2" style:list-style-name="WWNum5">
      <style:paragraph-properties fo:margin-top="0.323cm" fo:margin-bottom="0cm">
        <style:tab-stops>
          <style:tab-stop style:position="2.15cm"/>
        </style:tab-stops>
      </style:paragraph-properties>
    </style:style>
    <style:style style:name="P61" style:family="paragraph" style:parent-style-name="Heading_20_2" style:list-style-name="WWNum5">
      <style:paragraph-properties fo:margin-top="0.28cm" fo:margin-bottom="0cm">
        <style:tab-stops>
          <style:tab-stop style:position="2.15cm"/>
        </style:tab-stops>
      </style:paragraph-properties>
      <style:text-properties fo:font-variant="small-caps" fo:letter-spacing="-0.004cm"/>
    </style:style>
    <style:style style:name="P62" style:family="paragraph" style:parent-style-name="Heading_20_2" style:list-style-name="WWNum5">
      <style:paragraph-properties fo:margin-top="0.369cm" fo:margin-bottom="0cm">
        <style:tab-stops>
          <style:tab-stop style:position="2.15cm"/>
        </style:tab-stops>
      </style:paragraph-properties>
    </style:style>
    <style:style style:name="P63" style:family="paragraph" style:parent-style-name="Heading_20_2" style:list-style-name="WWNum5">
      <style:paragraph-properties fo:margin-left="2.032cm" fo:margin-right="0cm" fo:margin-top="0.325cm" fo:margin-bottom="0cm" fo:text-align="justify" style:justify-single-word="false" fo:text-indent="-1.152cm" style:auto-text-indent="false">
        <style:tab-stops>
          <style:tab-stop style:position="2.032cm"/>
        </style:tab-stops>
      </style:paragraph-properties>
    </style:style>
    <style:style style:name="P64" style:family="paragraph" style:parent-style-name="Heading_20_2" style:list-style-name="WWNum5">
      <style:paragraph-properties fo:margin-left="2.032cm" fo:margin-right="0cm" fo:text-align="justify" style:justify-single-word="false" fo:text-indent="-1.152cm" style:auto-text-indent="false">
        <style:tab-stops>
          <style:tab-stop style:position="2.032cm"/>
        </style:tab-stops>
      </style:paragraph-properties>
    </style:style>
    <style:style style:name="P65" style:family="paragraph" style:parent-style-name="Heading_20_2" style:list-style-name="WWNum5">
      <style:paragraph-properties fo:margin-left="2.785cm" fo:margin-right="0cm" fo:text-indent="-1.905cm" style:auto-text-indent="false">
        <style:tab-stops>
          <style:tab-stop style:position="2.785cm"/>
        </style:tab-stops>
      </style:paragraph-properties>
    </style:style>
    <style:style style:name="P66" style:family="paragraph" style:parent-style-name="Heading_20_2" style:list-style-name="WWNum5">
      <style:paragraph-properties fo:margin-top="0cm" fo:margin-bottom="0cm">
        <style:tab-stops>
          <style:tab-stop style:position="2.15cm"/>
        </style:tab-stops>
      </style:paragraph-properties>
      <style:text-properties fo:font-variant="small-caps" fo:letter-spacing="-0.004cm"/>
    </style:style>
    <style:style style:name="P67" style:family="paragraph" style:parent-style-name="Text_20_body">
      <style:paragraph-properties fo:margin-left="0cm" fo:margin-right="0cm" fo:margin-top="1.136cm" fo:margin-bottom="0cm" fo:text-align="center" style:justify-single-word="false" fo:text-indent="0cm" style:auto-text-indent="false"/>
    </style:style>
    <style:style style:name="P68" style:family="paragraph" style:parent-style-name="Text_20_body" style:master-page-name="Standard">
      <style:paragraph-properties fo:margin-left="7.967cm" fo:margin-right="0cm" fo:text-indent="0cm" style:auto-text-indent="false" style:page-number="auto"/>
      <style:text-properties style:font-name="Times New Roman" fo:font-size="10pt" style:font-size-asian="10pt"/>
    </style:style>
    <style:style style:name="P69" style:family="paragraph" style:parent-style-name="Text_20_body" style:list-style-name="WWNum14">
      <style:paragraph-properties fo:margin-top="0.25cm" fo:margin-bottom="0cm" fo:line-height="115%" fo:text-align="justify" style:justify-single-word="false"/>
      <style:text-properties fo:background-color="transparent"/>
    </style:style>
    <style:style style:name="P70" style:family="paragraph" style:parent-style-name="Text_20_body" style:list-style-name="WWNum18">
      <style:paragraph-properties fo:margin-top="0.25cm" fo:margin-bottom="0cm" fo:line-height="115%" fo:text-align="justify" style:justify-single-word="false"/>
    </style:style>
    <style:style style:name="P71" style:family="paragraph" style:parent-style-name="Text_20_body" style:list-style-name="WWNum19">
      <style:paragraph-properties fo:margin-top="0.25cm" fo:margin-bottom="0cm" fo:line-height="115%" fo:text-align="justify" style:justify-single-word="false"/>
    </style:style>
    <style:style style:name="P72" style:family="paragraph" style:parent-style-name="Text_20_body" style:list-style-name="WWNum20">
      <style:paragraph-properties fo:margin-top="0.25cm" fo:margin-bottom="0cm" fo:line-height="115%" fo:text-align="justify" style:justify-single-word="false"/>
    </style:style>
    <style:style style:name="P73" style:family="paragraph" style:parent-style-name="Text_20_body" style:list-style-name="WWNum21">
      <style:paragraph-properties fo:margin-top="0.25cm" fo:margin-bottom="0cm" fo:line-height="115%" fo:text-align="justify" style:justify-single-word="false"/>
    </style:style>
    <style:style style:name="P74" style:family="paragraph" style:parent-style-name="Text_20_body" style:list-style-name="WWNum10">
      <style:paragraph-properties fo:margin-top="0.325cm" fo:margin-bottom="0cm"/>
      <style:text-properties fo:letter-spacing="-0.004cm"/>
    </style:style>
    <style:style style:name="P75" style:family="paragraph" style:parent-style-name="Text_20_body" style:list-style-name="WWNum11">
      <style:paragraph-properties fo:margin-left="0.448cm" fo:margin-right="0.238cm" fo:margin-top="0.293cm" fo:margin-bottom="0cm" fo:text-align="justify" style:justify-single-word="false" fo:text-indent="0cm" style:auto-text-indent="false"/>
    </style:style>
    <style:style style:name="P76" style:family="paragraph" style:parent-style-name="Text_20_body" style:list-style-name="WWNum13">
      <style:paragraph-properties fo:margin-left="0.448cm" fo:margin-right="0.238cm" fo:margin-top="0.293cm" fo:margin-bottom="0cm" fo:text-align="justify" style:justify-single-word="false" fo:text-indent="0cm" style:auto-text-indent="false"/>
    </style:style>
    <style:style style:name="P77" style:family="paragraph" style:parent-style-name="List_20_Paragraph" style:list-style-name="WWNum5">
      <style:paragraph-properties>
        <style:tab-stops>
          <style:tab-stop style:position="1.494cm"/>
        </style:tab-stops>
      </style:paragraph-properties>
    </style:style>
    <style:style style:name="P78" style:family="paragraph" style:parent-style-name="List_20_Paragraph" style:list-style-name="WWNum5">
      <style:paragraph-properties>
        <style:tab-stops>
          <style:tab-stop style:position="1.494cm"/>
        </style:tab-stops>
      </style:paragraph-properties>
      <style:text-properties fo:font-size="12pt" style:font-size-asian="12pt"/>
    </style:style>
    <style:style style:name="P79" style:family="paragraph" style:parent-style-name="List_20_Paragraph" style:list-style-name="WWNum5">
      <style:paragraph-properties fo:line-height="0.517cm">
        <style:tab-stops>
          <style:tab-stop style:position="1.494cm"/>
        </style:tab-stops>
      </style:paragraph-properties>
    </style:style>
    <style:style style:name="P80" style:family="paragraph" style:parent-style-name="List_20_Paragraph" style:list-style-name="WWNum5">
      <style:paragraph-properties fo:line-height="0.527cm">
        <style:tab-stops>
          <style:tab-stop style:position="1.494cm"/>
        </style:tab-stops>
      </style:paragraph-properties>
    </style:style>
    <style:style style:name="P81" style:family="paragraph" style:parent-style-name="List_20_Paragraph" style:list-style-name="WWNum5">
      <style:paragraph-properties fo:margin-top="0.032cm" fo:margin-bottom="0cm" fo:line-height="0.534cm">
        <style:tab-stops>
          <style:tab-stop style:position="1.494cm"/>
        </style:tab-stops>
      </style:paragraph-properties>
    </style:style>
    <style:style style:name="P82" style:family="paragraph" style:parent-style-name="List_20_Paragraph" style:list-style-name="WWNum5">
      <style:paragraph-properties fo:margin-top="0.041cm" fo:margin-bottom="0cm">
        <style:tab-stops>
          <style:tab-stop style:position="1.494cm"/>
        </style:tab-stops>
      </style:paragraph-properties>
    </style:style>
    <style:style style:name="P83" style:family="paragraph" style:parent-style-name="List_20_Paragraph" style:list-style-name="WWNum5">
      <style:paragraph-properties fo:margin-left="2.783cm" fo:margin-right="0cm" fo:margin-top="0.272cm" fo:margin-bottom="0cm" fo:line-height="0.527cm" fo:text-indent="-0.43cm" style:auto-text-indent="false">
        <style:tab-stops>
          <style:tab-stop style:position="2.783cm"/>
        </style:tab-stops>
      </style:paragraph-properties>
    </style:style>
    <style:style style:name="P84" style:family="paragraph" style:parent-style-name="List_20_Paragraph" style:list-style-name="WWNum5">
      <style:paragraph-properties fo:margin-left="2.783cm" fo:margin-right="0cm" fo:line-height="0.517cm" fo:text-indent="-0.43cm" style:auto-text-indent="false">
        <style:tab-stops>
          <style:tab-stop style:position="2.783cm"/>
        </style:tab-stops>
      </style:paragraph-properties>
    </style:style>
    <style:style style:name="P85" style:family="paragraph" style:parent-style-name="List_20_Paragraph" style:list-style-name="WWNum5">
      <style:paragraph-properties fo:margin-left="2.783cm" fo:margin-right="0cm" fo:line-height="0.517cm" fo:text-indent="-0.43cm" style:auto-text-indent="false">
        <style:tab-stops>
          <style:tab-stop style:position="2.783cm"/>
        </style:tab-stops>
      </style:paragraph-properties>
      <style:text-properties fo:font-size="12pt" fo:letter-spacing="-0.004cm" style:font-size-asian="12pt"/>
    </style:style>
    <style:style style:name="P86" style:family="paragraph" style:parent-style-name="List_20_Paragraph" style:list-style-name="WWNum5">
      <style:paragraph-properties fo:margin-left="2.783cm" fo:margin-right="0cm" fo:line-height="0.517cm" fo:text-indent="-0.43cm" style:auto-text-indent="false">
        <style:tab-stops>
          <style:tab-stop style:position="2.783cm"/>
        </style:tab-stops>
      </style:paragraph-properties>
      <style:text-properties fo:font-size="12pt" fo:letter-spacing="-0.004cm" fo:background-color="transparent" style:font-size-asian="12pt"/>
    </style:style>
    <style:style style:name="P87" style:family="paragraph" style:parent-style-name="List_20_Paragraph" style:list-style-name="WWNum5">
      <style:paragraph-properties fo:margin-left="2.783cm" fo:margin-right="0cm" fo:line-height="0.517cm" fo:text-indent="-0.43cm" style:auto-text-indent="false">
        <style:tab-stops>
          <style:tab-stop style:position="2.783cm"/>
        </style:tab-stops>
      </style:paragraph-properties>
      <style:text-properties fo:font-size="12pt" style:font-size-asian="12pt"/>
    </style:style>
    <style:style style:name="T1" style:family="text">
      <style:text-properties fo:letter-spacing="-0.028cm"/>
    </style:style>
    <style:style style:name="T2" style:family="text">
      <style:text-properties fo:letter-spacing="-0.004cm"/>
    </style:style>
    <style:style style:name="T3" style:family="text">
      <style:text-properties fo:letter-spacing="-0.004cm" fo:background-color="transparent"/>
    </style:style>
    <style:style style:name="T4" style:family="text">
      <style:text-properties fo:font-variant="small-caps"/>
    </style:style>
    <style:style style:name="T5" style:family="text">
      <style:text-properties fo:font-variant="small-caps" fo:letter-spacing="-0.004cm"/>
    </style:style>
    <style:style style:name="T6" style:family="text">
      <style:text-properties fo:font-variant="small-caps" fo:letter-spacing="-0.004cm" fo:background-color="transparent"/>
    </style:style>
    <style:style style:name="T7" style:family="text">
      <style:text-properties fo:font-variant="small-caps" fo:letter-spacing="-0.007cm"/>
    </style:style>
    <style:style style:name="T8" style:family="text">
      <style:text-properties fo:font-variant="small-caps" fo:letter-spacing="-0.007cm" fo:background-color="transparent"/>
    </style:style>
    <style:style style:name="T9" style:family="text">
      <style:text-properties fo:font-variant="small-caps" fo:letter-spacing="-0.005cm"/>
    </style:style>
    <style:style style:name="T10" style:family="text">
      <style:text-properties fo:font-variant="small-caps" fo:letter-spacing="-0.002cm"/>
    </style:style>
    <style:style style:name="T11" style:family="text">
      <style:text-properties fo:font-variant="small-caps" fo:letter-spacing="-0.011cm"/>
    </style:style>
    <style:style style:name="T12" style:family="text">
      <style:text-properties fo:font-variant="small-caps" fo:letter-spacing="-0.011cm" fo:background-color="transparent"/>
    </style:style>
    <style:style style:name="T13" style:family="text">
      <style:text-properties fo:font-variant="small-caps" fo:letter-spacing="-0.012cm"/>
    </style:style>
    <style:style style:name="T14" style:family="text">
      <style:text-properties fo:font-variant="small-caps" fo:letter-spacing="-0.009cm"/>
    </style:style>
    <style:style style:name="T15" style:family="text">
      <style:text-properties fo:font-variant="small-caps" fo:letter-spacing="-0.014cm"/>
    </style:style>
    <style:style style:name="T16" style:family="text">
      <style:text-properties fo:font-variant="small-caps" fo:font-size="14pt" fo:letter-spacing="-0.004cm" fo:background-color="transparent" style:font-size-asian="14pt" style:font-size-complex="14pt"/>
    </style:style>
    <style:style style:name="T17" style:family="text">
      <style:text-properties fo:font-variant="small-caps" fo:font-size="14pt" fo:letter-spacing="-0.004cm" style:font-size-asian="14pt" style:font-size-complex="14pt"/>
    </style:style>
    <style:style style:name="T18" style:family="text">
      <style:text-properties fo:font-variant="small-caps" fo:font-size="14pt" fo:letter-spacing="-0.005cm" fo:background-color="transparent" style:font-size-asian="14pt" style:font-size-complex="14pt"/>
    </style:style>
    <style:style style:name="T19" style:family="text">
      <style:text-properties fo:font-variant="small-caps" fo:font-size="14pt" fo:letter-spacing="-0.005cm" style:font-size-asian="14pt" style:font-size-complex="14pt"/>
    </style:style>
    <style:style style:name="T20" style:family="text">
      <style:text-properties fo:font-variant="small-caps" fo:font-size="14pt" fo:letter-spacing="-0.007cm" style:font-size-asian="14pt" style:font-size-complex="14pt"/>
    </style:style>
    <style:style style:name="T21" style:family="text">
      <style:text-properties fo:font-variant="small-caps" fo:font-size="14pt" fo:letter-spacing="-0.007cm" fo:background-color="transparent" style:font-size-asian="14pt" style:font-size-complex="14pt"/>
    </style:style>
    <style:style style:name="T22" style:family="text">
      <style:text-properties fo:font-variant="small-caps" fo:font-size="14pt" fo:letter-spacing="-0.002cm" style:font-size-asian="14pt" style:font-size-complex="14pt"/>
    </style:style>
    <style:style style:name="T23" style:family="text">
      <style:text-properties fo:font-variant="small-caps" fo:font-size="14pt" fo:letter-spacing="-0.011cm" fo:background-color="transparent" style:font-size-asian="14pt" style:font-size-complex="14pt"/>
    </style:style>
    <style:style style:name="T24" style:family="text">
      <style:text-properties fo:font-variant="small-caps" fo:font-size="14pt" fo:letter-spacing="-0.011cm" style:font-size-asian="14pt" style:font-size-complex="14pt"/>
    </style:style>
    <style:style style:name="T25" style:family="text">
      <style:text-properties fo:font-variant="small-caps" fo:font-size="14pt" fo:letter-spacing="-0.009cm" style:font-size-asian="14pt" style:font-size-complex="14pt"/>
    </style:style>
    <style:style style:name="T26" style:family="text">
      <style:text-properties fo:font-variant="small-caps" fo:font-size="14pt" fo:letter-spacing="-0.014cm" style:font-size-asian="14pt" style:font-size-complex="14pt"/>
    </style:style>
    <style:style style:name="T27" style:family="text">
      <style:text-properties fo:font-variant="small-caps" fo:font-size="13pt" fo:letter-spacing="-0.004cm" style:font-size-asian="13pt" style:font-size-complex="13pt"/>
    </style:style>
    <style:style style:name="T28" style:family="text">
      <style:text-properties fo:letter-spacing="-0.007cm"/>
    </style:style>
    <style:style style:name="T29" style:family="text">
      <style:text-properties fo:letter-spacing="-0.005cm"/>
    </style:style>
    <style:style style:name="T30" style:family="text">
      <style:text-properties fo:letter-spacing="-0.002cm"/>
    </style:style>
    <style:style style:name="T31" style:family="text">
      <style:text-properties fo:letter-spacing="-0.011cm"/>
    </style:style>
    <style:style style:name="T32" style:family="text">
      <style:text-properties fo:letter-spacing="-0.011cm" fo:background-color="transparent"/>
    </style:style>
    <style:style style:name="T33" style:family="text">
      <style:text-properties fo:letter-spacing="-0.018cm"/>
    </style:style>
    <style:style style:name="T34" style:family="text">
      <style:text-properties fo:letter-spacing="-0.023cm"/>
    </style:style>
    <style:style style:name="T35" style:family="text">
      <style:text-properties fo:letter-spacing="-0.009cm"/>
    </style:style>
    <style:style style:name="T36" style:family="text">
      <style:text-properties fo:letter-spacing="-0.019cm"/>
    </style:style>
    <style:style style:name="T37" style:family="text">
      <style:text-properties fo:letter-spacing="-0.016cm"/>
    </style:style>
    <style:style style:name="T38" style:family="text">
      <style:text-properties fo:letter-spacing="-0.012cm"/>
    </style:style>
    <style:style style:name="T39" style:family="text">
      <style:text-properties fo:letter-spacing="0.026cm"/>
    </style:style>
    <style:style style:name="T40" style:family="text">
      <style:text-properties fo:letter-spacing="0.034cm"/>
    </style:style>
    <style:style style:name="T41" style:family="text">
      <style:text-properties fo:letter-spacing="0.025cm"/>
    </style:style>
    <style:style style:name="T42" style:family="text">
      <style:text-properties fo:letter-spacing="0.03cm"/>
    </style:style>
    <style:style style:name="T43" style:family="text">
      <style:text-properties fo:letter-spacing="0.032cm"/>
    </style:style>
    <style:style style:name="T44" style:family="text">
      <style:text-properties fo:font-size="12pt" style:font-size-asian="12pt"/>
    </style:style>
    <style:style style:name="T45" style:family="text">
      <style:text-properties fo:font-size="12pt" fo:letter-spacing="-0.004cm" style:font-size-asian="12pt"/>
    </style:style>
    <style:style style:name="T46" style:family="text">
      <style:text-properties fo:font-size="12pt" fo:letter-spacing="-0.004cm" fo:font-weight="bold" fo:background-color="#ffff00" style:font-size-asian="12pt" style:font-weight-asian="bold"/>
    </style:style>
    <style:style style:name="T47" style:family="text">
      <style:text-properties fo:font-size="12pt" fo:letter-spacing="-0.005cm" style:font-size-asian="12pt"/>
    </style:style>
    <style:style style:name="T48" style:family="text">
      <style:text-properties fo:font-size="12pt" fo:letter-spacing="-0.005cm" fo:font-weight="bold" style:font-size-asian="12pt" style:font-weight-asian="bold"/>
    </style:style>
    <style:style style:name="T49" style:family="text">
      <style:text-properties fo:font-size="12pt" fo:letter-spacing="-0.002cm" style:font-size-asian="12pt"/>
    </style:style>
    <style:style style:name="T50" style:family="text">
      <style:text-properties fo:font-size="12pt" fo:letter-spacing="-0.002cm" fo:font-weight="bold" style:font-size-asian="12pt" style:font-weight-asian="bold"/>
    </style:style>
    <style:style style:name="T51" style:family="text">
      <style:text-properties fo:font-size="12pt" fo:letter-spacing="-0.012cm" style:font-size-asian="12pt"/>
    </style:style>
    <style:style style:name="T52" style:family="text">
      <style:text-properties fo:font-size="12pt" fo:letter-spacing="-0.007cm" style:font-size-asian="12pt"/>
    </style:style>
    <style:style style:name="T53" style:family="text">
      <style:text-properties fo:font-size="12pt" fo:letter-spacing="-0.009cm" style:font-size-asian="12pt"/>
    </style:style>
    <style:style style:name="T54" style:family="text">
      <style:text-properties fo:font-size="12pt" fo:letter-spacing="-0.009cm" fo:font-weight="bold" fo:background-color="#ffff00" style:font-size-asian="12pt" style:font-weight-asian="bold"/>
    </style:style>
    <style:style style:name="T55" style:family="text">
      <style:text-properties fo:font-size="12pt" fo:letter-spacing="-0.011cm" style:font-size-asian="12pt"/>
    </style:style>
    <style:style style:name="T56" style:family="text">
      <style:text-properties fo:font-size="12pt" fo:letter-spacing="0.004cm" style:font-size-asian="12pt"/>
    </style:style>
    <style:style style:name="T57" style:family="text">
      <style:text-properties fo:font-size="12pt" fo:font-weight="bold" style:font-size-asian="12pt" style:font-weight-asian="bold"/>
    </style:style>
    <style:style style:name="T58" style:family="text">
      <style:text-properties fo:font-size="12pt" fo:font-weight="bold" fo:background-color="#ffff00" style:font-size-asian="12pt" style:font-weight-asian="bold"/>
    </style:style>
    <style:style style:name="T59" style:family="text">
      <style:text-properties fo:font-size="12pt" fo:letter-spacing="0.005cm" style:font-size-asian="12pt"/>
    </style:style>
    <style:style style:name="T60" style:family="text">
      <style:text-properties fo:font-weight="bold" style:font-weight-asian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letter-spacing="-0.021cm"/>
    </style:style>
    <style:style style:name="T63" style:family="text">
      <style:text-properties fo:letter-spacing="-0.025cm"/>
    </style:style>
    <style:style style:name="T64" style:family="text">
      <style:text-properties fo:letter-spacing="-0.014cm"/>
    </style:style>
    <style:style style:name="T65" style:family="text">
      <style:text-properties fo:letter-spacing="0.071cm"/>
    </style:style>
    <style:style style:name="T66" style:family="text">
      <style:text-properties fo:letter-spacing="0.072cm"/>
    </style:style>
    <style:style style:name="T67" style:family="text">
      <style:text-properties fo:letter-spacing="0.074cm"/>
    </style:style>
    <style:style style:name="T68" style:family="text">
      <style:text-properties fo:letter-spacing="0.076cm"/>
    </style:style>
    <style:style style:name="T69" style:family="text">
      <style:text-properties fo:letter-spacing="0.069cm"/>
    </style:style>
    <style:style style:name="T70" style:family="text">
      <style:text-properties fo:background-color="transparent"/>
    </style:style>
    <style:style style:name="T71" style:family="text">
      <style:text-properties fo:font-size="14pt" style:font-size-asian="14pt" style:font-size-complex="14pt"/>
    </style:style>
    <style:style style:name="T72" style:family="text">
      <style:text-properties fo:font-size="14pt" fo:letter-spacing="-0.007cm" style:font-size-asian="14pt" style:font-size-complex="14pt"/>
    </style:style>
    <style:style style:name="T73" style:family="text">
      <style:text-properties fo:font-size="14pt" fo:letter-spacing="-0.005cm" style:font-size-asian="14pt" style:font-size-complex="14pt"/>
    </style:style>
    <style:style style:name="T74" style:family="text">
      <style:text-properties fo:font-size="14pt" fo:letter-spacing="-0.002cm" style:font-size-asian="14pt" style:font-size-complex="14pt"/>
    </style:style>
    <style:style style:name="T75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Title">BANDO<text:span text:style-name="T1"> </text:span></text:p>
      <text:p text:style-name="P44">Armonia e Rispetto</text:p>
      <text:p text:style-name="Standard"/>
      <text:p text:style-name="Standard"/>
      <text:p text:style-name="Standard"/>
      <text:p text:style-name="P18">I Edizio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483600012506352097" text:style-name="Outline">
        <text:list-item>
          <text:h text:style-name="P47" text:outline-level="1"><text:soft-page-break/></text:h>
        </text:list-item>
        <text:list-item>
          <text:h text:style-name="P47" text:outline-level="1">Sommario</text:h>
        </text:list-item>
      </text:list>
      <text:p text:style-name="P67"><text:span text:style-name="T6"/></text:p>
      <text:list xml:id="list32606511" text:continue-numbering="true" text:style-name="Outline">
        <text:list-item>
          <text:h text:style-name="P52" text:outline-level="1"><text:span text:style-name="T27">1</text:span><text:span text:style-name="T17">- Obiettivi</text:span><text:span text:style-name="T20"> </text:span><text:span text:style-name="T17">e principi</text:span><text:span text:style-name="T20"> </text:span><text:span text:style-name="T17">generali</text:span><text:span text:style-name="T19"> </text:span><text:span text:style-name="T17">del</text:span><text:span text:style-name="T22"> </text:span><text:span text:style-name="T17">Bando</text:span></text:h>
        </text:list-item>
        <text:list-item>
          <text:h text:style-name="P52" text:outline-level="1"><text:span text:style-name="T16">2- Le risorse</text:span><text:span text:style-name="T18"> </text:span><text:span text:style-name="T16">a disposizione</text:span></text:h>
        </text:list-item>
        <text:list-item>
          <text:h text:style-name="P52" text:outline-level="1"><text:span text:style-name="T16">3- Ammissibilità</text:span><text:span text:style-name="T23"> </text:span><text:span text:style-name="T16">ed</text:span><text:span text:style-name="T21"> </text:span><text:span text:style-name="T16">esclusioni</text:span></text:h>
        </text:list-item>
        <text:list-item>
          <text:h text:style-name="P52" text:outline-level="1"><text:span text:style-name="T17">4- La domanda</text:span><text:span text:style-name="T22"> </text:span><text:span text:style-name="T17">di contributo</text:span></text:h>
        </text:list-item>
        <text:list-item>
          <text:h text:style-name="P52" text:outline-level="1"><text:span text:style-name="T17">5- Presentazione</text:span><text:span text:style-name="T24"> </text:span><text:span text:style-name="T17">dei</text:span><text:span text:style-name="T25"> </text:span><text:span text:style-name="T17">progetti</text:span><text:span text:style-name="T24"> </text:span><text:span text:style-name="T17">e</text:span><text:span text:style-name="T19"> </text:span><text:span text:style-name="T17">delle</text:span><text:span text:style-name="T24"> </text:span><text:span text:style-name="T17">relative</text:span><text:span text:style-name="T19"> </text:span><text:span text:style-name="T17">richieste</text:span><text:span text:style-name="T19"> </text:span><text:span text:style-name="T17">di contributo</text:span></text:h>
        </text:list-item>
        <text:list-item>
          <text:h text:style-name="P52" text:outline-level="1"><text:span text:style-name="T17">6- Valutazione</text:span><text:span text:style-name="T26"> </text:span><text:span text:style-name="T17">dei</text:span><text:span text:style-name="T20"> </text:span><text:span text:style-name="T17">progetti</text:span><text:span text:style-name="T25"> </text:span><text:span text:style-name="T17">e</text:span><text:span text:style-name="T19"> </text:span><text:span text:style-name="T17">risultati</text:span><text:span text:style-name="T20"> </text:span><text:span text:style-name="T17">del</text:span><text:span text:style-name="T25"> </text:span><text:span text:style-name="T17">bando</text:span></text:h>
        </text:list-item>
        <text:list-item>
          <text:h text:style-name="P52" text:outline-level="1"><text:span text:style-name="T17">7- Utilizzo</text:span><text:span text:style-name="T20"> </text:span><text:span text:style-name="T17">del</text:span><text:span text:style-name="T20"> </text:span><text:span text:style-name="T17">contributo</text:span></text:h>
        </text:list-item>
        <text:list-item>
          <text:h text:style-name="P51" text:outline-level="1"/>
        </text:list-item>
        <text:list-item>
          <text:h text:style-name="P51" text:outline-level="1"/>
        </text:list-item>
        <text:list-item>
          <text:h text:style-name="P46" text:outline-level="1"/>
        </text:list-item>
        <text:list-item>
          <text:h text:style-name="P46" text:outline-level="1"><text:soft-page-break/></text:h>
        </text:list-item>
        <text:list-item>
          <text:h text:style-name="P46" text:outline-level="1">Premessa</text:h>
        </text:list-item>
      </text:list>
      <text:p text:style-name="P4"/>
      <text:p text:style-name="P7">Il presente bando, in linea con i principi statutari di Fondazione AR, vuole promuovere la tutela dell'ambiente e la convivenza armoniosa tra esseri umani e animali. Fondazione AR si dedica alla salvaguardia delle aree naturali poco antropizzate, enfatizzando i diritti di tutte le forme di vita e promuovendo l'ecologia locale per conservare la biodiversità e mitigare gli effetti dei cambiamenti climatici, attraverso il sostegno di iniziative mirate. Il focus principale è favorire soluzioni che garantiscano il benessere sia dell'uomo che degli animali, incentivando una coabitazione pacifica e rispettosa.</text:p>
      <text:p text:style-name="P5">E' elemento fondamentale della propria mission, <text:s/>contrastare ogni forma di sfruttamento e violenza sugli animali e promuovere il benessere integrato di tutte le forme di vita, </text:p>
      <text:p text:style-name="P20"/>
      <text:list xml:id="list5994444988377899553" text:style-name="WWNum5">
        <text:list-item>
          <text:h text:style-name="P48" text:outline-level="1"><text:span text:style-name="T4">Obiettivi</text:span><text:span text:style-name="T7"> </text:span><text:span text:style-name="T4">e</text:span><text:span text:style-name="T5"> </text:span><text:span text:style-name="T4">principi</text:span><text:span text:style-name="T7"> </text:span><text:span text:style-name="T4">generali</text:span><text:span text:style-name="T9"> </text:span><text:span text:style-name="T4">del</text:span><text:span text:style-name="T10"> </text:span><text:span text:style-name="T5">Bando</text:span></text:h>
        </text:list-item>
      </text:list>
      <text:p text:style-name="P7">Il presente bando, in linea con i propri principi statutari di Fondazione AR, promuove e sostiene iniziative volte alla tutela dell’ambiente naturale, con particolare attenzione alle aree a limitata antropizzazione. La sua finalità è favorire la coesistenza armoniosa tra esseri umani e animali allo stato libero, tutelando e valorizzando i diritti di entrambi.</text:p>
      <text:p text:style-name="P7">Con il presente bando, la Fondazione intende sostenere progetti che:</text:p>
      <text:list xml:id="list2560768632971470468" text:style-name="WWNum14">
        <text:list-item>
          <text:p text:style-name="P69">Contribuiscano allo sviluppo sostenibile delle popolazioni dei Paesi meno sviluppati</text:p>
        </text:list-item>
        <text:list-item>
          <text:p text:style-name="P69">promuovano la coesistenza tra animali allo stato libero e uomini nel rispetto dei diritti di entrambi</text:p>
        </text:list-item>
        <text:list-item>
          <text:p text:style-name="P69">promuovano la cultura della biodiversità alle popolazioni dei Paesi sviluppati</text:p>
        </text:list-item>
      </text:list>
      <text:p text:style-name="P6">Ai<text:span text:style-name="T65"> </text:span>fini<text:span text:style-name="T65"> </text:span>di<text:span text:style-name="T66"> </text:span>cui<text:span text:style-name="T67"> </text:span>sopra,<text:span text:style-name="T67"> </text:span>il<text:span text:style-name="T65"> </text:span>presente<text:span text:style-name="T68"> </text:span>Bando<text:span text:style-name="T67"> </text:span>pone<text:span text:style-name="T68"> </text:span>le<text:span text:style-name="T69"> </text:span>regole<text:span text:style-name="T68"> </text:span>per<text:span text:style-name="T68"> </text:span>l’ammissibilità<text:span text:style-name="T66"> </text:span>e<text:span text:style-name="T68"> </text:span>la<text:span text:style-name="T66"> </text:span>selezione<text:span text:style-name="T67"> </text:span>di<text:span text:style-name="T65"> </text:span><text:span text:style-name="T2">proposte</text:span></text:p>
      <text:p text:style-name="P17">progettuali.</text:p>
      <text:p text:style-name="P17"/>
      <text:list xml:id="list32612852" text:continue-list="list5994444988377899553" text:style-name="WWNum5">
        <text:list-header>
          <text:h text:style-name="P49" text:outline-level="1"/>
        </text:list-header>
        <text:list-item>
          <text:h text:style-name="P50" text:outline-level="1"><text:span text:style-name="T4">Le risorse</text:span><text:span text:style-name="T9"> </text:span><text:span text:style-name="T4">a </text:span><text:span text:style-name="T5">disposizione</text:span></text:h>
        </text:list-item>
      </text:list>
      <text:p text:style-name="P9">Le<text:span text:style-name="T31"> </text:span>risorse<text:span text:style-name="T33"> </text:span>messe<text:span text:style-name="T31"> </text:span>a<text:span text:style-name="T34"> </text:span>disposizione<text:span text:style-name="T31"> </text:span>con<text:span text:style-name="T35"> </text:span>il<text:span text:style-name="T36"> </text:span>presente<text:span text:style-name="T33"> </text:span>bando<text:span text:style-name="T37"> </text:span>ammontano<text:span text:style-name="T2"> </text:span>a<text:span text:style-name="T28"> </text:span>complessivi<text:span text:style-name="T30"> </text:span>€<text:span text:style-name="T30"> 3</text:span><text:span text:style-name="T2">0.000.</text:span></text:p>
      <text:p text:style-name="P21">Fondazione AR - in considerazione del numero e della qualità dei progetti che perverranno - si riserva il diritto di non assegnare o assegnare in parte tali risorse.</text:p>
      <text:p text:style-name="P22"><text:soft-page-break/>La determinazione in ordine all’accoglimento o meno delle proposte di intervento, sarà effettuata ad insindacabile giudizio di Fondazione AR e con la partecipazione al bando il proponente ne accetta le condizioni previste.</text:p>
      <text:p text:style-name="P23">La<text:span text:style-name="T2"> </text:span>parte<text:span text:style-name="T28"> </text:span>del<text:span text:style-name="T2"> </text:span>costo<text:span text:style-name="T35"> </text:span>del<text:span text:style-name="T35"> </text:span>progetto<text:span text:style-name="T28"> </text:span>non<text:span text:style-name="T2"> </text:span>coperto<text:span text:style-name="T28"> </text:span>dal<text:span text:style-name="T35"> </text:span>contributo<text:span text:style-name="T29"> </text:span>di Fondazione AR<text:span text:style-name="T29"> </text:span>dovrà<text:span text:style-name="T35"> </text:span>essere<text:span text:style-name="T28"> </text:span>a<text:span text:style-name="T29"> </text:span>carico,<text:span text:style-name="T35"> </text:span>in<text:span text:style-name="T2"> </text:span>tutto o in parte, del soggetto proponente. Potranno quindi essere previsti anche altri soggetti<text:span text:style-name="T1"> </text:span>co-finanziatori.</text:p>
      <text:p text:style-name="P23"/>
      <text:p text:style-name="P23"/>
      <text:list xml:id="list32620161" text:continue-numbering="true" text:style-name="WWNum5">
        <text:list-item>
          <text:h text:style-name="P50" text:outline-level="1"><text:span text:style-name="T4">Ammissibilità</text:span><text:span text:style-name="T11"> </text:span><text:span text:style-name="T4">ed</text:span><text:span text:style-name="T7"> </text:span><text:span text:style-name="T5">esclusioni</text:span></text:h>
          <text:list>
            <text:list-item>
              <text:h text:style-name="P54" text:outline-level="2"><text:span text:style-name="T4">Requisiti</text:span><text:span text:style-name="T13"> </text:span><text:span text:style-name="T4">soggettivi</text:span><text:span text:style-name="T13"> </text:span><text:span text:style-name="T4">dei</text:span><text:span text:style-name="T11"> </text:span><text:span text:style-name="T5">richiedenti</text:span></text:h>
            </text:list-item>
          </text:list>
        </text:list-item>
      </text:list>
      <text:p text:style-name="P10">Sono<text:span text:style-name="T39"> </text:span>invitati<text:span text:style-name="T40"> </text:span>alla<text:span text:style-name="T41"> </text:span>presentazione<text:span text:style-name="T39"> </text:span>di<text:span text:style-name="T42"> </text:span>progetti<text:span text:style-name="T42"> </text:span>gli<text:span text:style-name="T41"> </text:span>enti,<text:span text:style-name="T42"> </text:span>associazioni,<text:span text:style-name="T41"> </text:span>fondazioni<text:span text:style-name="T42"> </text:span>con<text:span text:style-name="T43"> </text:span>sede<text:span text:style-name="T42"> </text:span>legale<text:span text:style-name="T43"> </text:span><text:span text:style-name="T2">sul territorio italiano.</text:span></text:p>
      <text:p text:style-name="P11">Nello<text:span text:style-name="T2"> </text:span>specifico,<text:span text:style-name="T28"> </text:span>sono<text:span text:style-name="T2"> </text:span>ammessi<text:span text:style-name="T30"> </text:span>a<text:span text:style-name="T2"> contributo, in qualità di capofila, gli Enti definiti dal Decreto Legislativo 117/2017 (Codice del Terzo Settore) regolarmente iscritti al RUNTS, in particolare:</text:span></text:p>
      <text:list xml:id="list4943592133313874450" text:style-name="WWNum10">
        <text:list-item>
          <text:p text:style-name="P74">Organizzazioni di Volontariato (ODV)</text:p>
        </text:list-item>
        <text:list-item>
          <text:p text:style-name="P74">Associazioni di Promozione Sociale (APS)</text:p>
        </text:list-item>
        <text:list-item>
          <text:p text:style-name="P74">Fondazioni e altre associazioni con finalità civiche, solidaristiche e di utilità sociale e ambientale</text:p>
        </text:list-item>
        <text:list-item>
          <text:p text:style-name="P74">Imprese sociali, incluse le cooperative sociali</text:p>
        </text:list-item>
        <text:list-item>
          <text:p text:style-name="P74">Enti ecclesiastici e religiosi che svolgono attività di utilità sociale in modo non lucrativo</text:p>
        </text:list-item>
      </text:list>
      <text:p text:style-name="P24">In qualità di partner sono ammessi, oltre agli ETS regolarmente iscritti al RUNTS anche agenzie educative, centri di ricerca, enti pubblici e realtà profit che apportano particolare valore all’iniziativa.</text:p>
      <text:p text:style-name="P24">Ogni Ente ha facoltà di presentare massimo una richiesta come capofila; lo stesso ente ha la possibilità di essere coinvolto in qualità di partner in non più di una richiesta (pena esclusione).</text:p>
      <text:p text:style-name="P24">Fondazione AR non eroga, attraverso il presente bando, contributi a favore di singole persone fisiche, partiti e movimenti politici, organizzazioni sindacali e di patronato, enti non formalmente costituiti con atto costitutivo e statuto regolarmente registrati.</text:p>
      <text:p text:style-name="P24">Pena esclusione dal contributo, l’Ente deve poter dimostrare che nessuna figura legata al progetto (CDA, dipendenti, consulenti, volontari ecc.) abbiano condanne per reati conto le cose o le persone e per maltrattamenti o commercio illecito di animali.</text:p>
      <text:list xml:id="list32599947" text:continue-list="list32620161" text:style-name="WWNum5">
        <text:list-item>
          <text:list>
            <text:list-item>
              <text:h text:style-name="P56" text:outline-level="2"><text:span text:style-name="T4">Requisiti</text:span><text:span text:style-name="T14"> </text:span><text:span text:style-name="T4">di</text:span><text:span text:style-name="T14"> </text:span><text:span text:style-name="T4">ammissibilità</text:span><text:span text:style-name="T13"> </text:span><text:span text:style-name="T4">del</text:span><text:span text:style-name="T11"> </text:span><text:span text:style-name="T5">progetto</text:span></text:h>
            </text:list-item>
          </text:list>
        </text:list-item>
      </text:list>
      <text:p text:style-name="P6">Ciascuna richiesta dovrà avere a oggetto la realizzazione di progetti in linea con i propri principi statutari di Fondazione AR.</text:p>
      <text:p text:style-name="P45">Costituiscono motivo di esclusione richieste che presentino le seguenti caratteristiche:</text:p>
      <text:list xml:id="list32626378" text:continue-numbering="true" text:style-name="WWNum5">
        <text:list-item>
          <text:list>
            <text:list-item>
              <text:list>
                <text:list-item>
                  <text:p text:style-name="P77"><text:soft-page-break/><text:span text:style-name="T44">la sola programmazione</text:span><text:span text:style-name="T45"> </text:span><text:span text:style-name="T44">e organizzazione</text:span><text:span text:style-name="T45"> </text:span><text:span text:style-name="T44">di</text:span><text:span text:style-name="T47"> </text:span><text:span text:style-name="T44">eventi, ancorché inerenti al tema, che si</text:span><text:span text:style-name="T49"> </text:span><text:span text:style-name="T44">sostanzino in repliche</text:span><text:span text:style-name="T45"> </text:span><text:span text:style-name="T44">o</text:span><text:span text:style-name="T45"> </text:span><text:span text:style-name="T44">trasferimenti</text:span><text:span text:style-name="T47"> </text:span><text:span text:style-name="T44">di eventi già realizzati;</text:span></text:p>
                </text:list-item>
                <text:list-item>
                  <text:p text:style-name="P78">proposte che non abbiano come chiaro fine il benessere animale;</text:p>
                </text:list-item>
                <text:list-item>
                  <text:p text:style-name="P79"><text:span text:style-name="T44">richieste</text:span><text:span text:style-name="T51"> </text:span><text:span text:style-name="T44">di</text:span><text:span text:style-name="T52"> </text:span><text:span text:style-name="T44">sostegno</text:span><text:span text:style-name="T45"> </text:span><text:span text:style-name="T44">generico</text:span><text:span text:style-name="T49"> </text:span><text:span text:style-name="T44">a</text:span><text:span text:style-name="T52"> </text:span><text:span text:style-name="T44">favore</text:span><text:span text:style-name="T53"> </text:span><text:span text:style-name="T44">dell’attività</text:span><text:span text:style-name="T45"> </text:span><text:span text:style-name="T44">istituzionale del</text:span><text:span text:style-name="T49"> </text:span><text:span text:style-name="T44">soggetto</text:span><text:span text:style-name="T47"> </text:span><text:span text:style-name="T45">proponente;</text:span></text:p>
                </text:list-item>
                <text:list-item>
                  <text:p text:style-name="P79"><text:span text:style-name="T44">progetti</text:span><text:span text:style-name="T55"> </text:span><text:span text:style-name="T44">che</text:span><text:span text:style-name="T45"> </text:span><text:span text:style-name="T44">si</text:span><text:span text:style-name="T55"> </text:span><text:span text:style-name="T44">realizzino</text:span><text:span text:style-name="T52"> </text:span><text:span text:style-name="T44">attraverso</text:span><text:span text:style-name="T47"> la sola </text:span><text:span text:style-name="T44">organizzazione</text:span><text:span text:style-name="T47"> </text:span><text:span text:style-name="T44">di</text:span><text:span text:style-name="T53"> </text:span><text:span text:style-name="T44">convegni,</text:span><text:span text:style-name="T52"> </text:span><text:span text:style-name="T44">seminari</text:span><text:span text:style-name="T52"> </text:span><text:span text:style-name="T44">e</text:span><text:span text:style-name="T53"> </text:span><text:span text:style-name="T45">dibattiti;</text:span></text:p>
                </text:list-item>
                <text:list-item>
                  <text:p text:style-name="P79"><text:span text:style-name="T44">progetti</text:span><text:span text:style-name="T52"> </text:span><text:span text:style-name="T44">che</text:span><text:span text:style-name="T45"> </text:span><text:span text:style-name="T44">si</text:span><text:span text:style-name="T53"> </text:span><text:span text:style-name="T44">sostanzino in </text:span><text:span text:style-name="T45">pubblicazioni;</text:span></text:p>
                </text:list-item>
                <text:list-item>
                  <text:p text:style-name="P80"><text:span text:style-name="T44">iniziative</text:span><text:span text:style-name="T53"> </text:span><text:span text:style-name="T44">già</text:span><text:span text:style-name="T52"> </text:span><text:span text:style-name="T44">concluse</text:span><text:span text:style-name="T52"> </text:span><text:span text:style-name="T44">al</text:span><text:span text:style-name="T52"> </text:span><text:span text:style-name="T44">momento</text:span><text:span text:style-name="T47"> </text:span><text:span text:style-name="T44">della comunicazione</text:span><text:span text:style-name="T45"> </text:span><text:span text:style-name="T44">dell’esito</text:span><text:span text:style-name="T47"> </text:span><text:span text:style-name="T44">della</text:span><text:span text:style-name="T47"> </text:span><text:span text:style-name="T45">richiesta.</text:span></text:p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list xml:id="list32622247" text:continue-numbering="true" text:style-name="WWNum5">
        <text:list-item>
          <text:h text:style-name="P50" text:outline-level="1"><text:span text:style-name="T4">La</text:span><text:span text:style-name="T5"> </text:span><text:span text:style-name="T4">domanda</text:span><text:span text:style-name="T10"> </text:span><text:span text:style-name="T4">di</text:span><text:span text:style-name="T5"> contributo</text:span></text:h>
          <text:list>
            <text:list-item>
              <text:h text:style-name="P57" text:outline-level="2"><text:span text:style-name="T4">Area</text:span><text:span text:style-name="T7"> </text:span><text:span text:style-name="T5">territoriale</text:span></text:h>
            </text:list-item>
          </text:list>
        </text:list-item>
      </text:list>
      <text:p text:style-name="P25">Le<text:span text:style-name="T30"> </text:span>attività<text:span text:style-name="T29"> </text:span>e<text:span text:style-name="T29"> </text:span>le<text:span text:style-name="T30"> </text:span>iniziative<text:span text:style-name="T35"> </text:span>proposte<text:span text:style-name="T2"> </text:span>nei<text:span text:style-name="T29"> </text:span>progetti<text:span text:style-name="T35"> possono</text:span> realizzarsi,<text:span text:style-name="T70"> almeno in parte, nel</text:span><text:span text:style-name="T32"> </text:span><text:span text:style-name="T70">territorio</text:span><text:span text:style-name="T3"> </text:span><text:span text:style-name="T70">italiano</text:span> e i soggetti proponenti devono avere sede legale in Italia.</text:p>
      <text:list xml:id="list32606268" text:continue-numbering="true" text:style-name="WWNum5">
        <text:list-item>
          <text:list>
            <text:list-item>
              <text:h text:style-name="P58" text:outline-level="2"><text:span text:style-name="T4">Tipologia</text:span><text:span text:style-name="T7"> </text:span><text:span text:style-name="T4">di</text:span><text:span text:style-name="T14"> </text:span><text:span text:style-name="T5">progetti</text:span></text:h>
            </text:list-item>
          </text:list>
        </text:list-item>
      </text:list>
      <text:p text:style-name="P6">Ciascuna richiesta dovrà avere a oggetto la realizzazione di progetti che, in linea con i propri principi statutari di Fondazione AR, sviluppino iniziative volte alla tutela dell’ambiente naturale, con particolare attenzione alle aree a limitata antropizzazione, favorendo la coesistenza armoniosa tra esseri umani e animali allo stato libero, tutelando e valorizzando i diritti di entrambi.</text:p>
      <text:p text:style-name="P6">Con il presente bando, la Fondazione intende sostenere progetti nei seguenti ambiti:</text:p>
      <text:p text:style-name="P8">Ripopolamento e salvaguardia</text:p>
      <text:p text:style-name="P6">In particolare, progetti:</text:p>
      <text:list xml:id="list2583194126686625023" text:style-name="WWNum18">
        <text:list-item>
          <text:p text:style-name="P70">di sostegno all'istituzione e alla gestione di centri per il recupero, salvaguardia e ripopolamento della fauna selvatica</text:p>
        </text:list-item>
        <text:list-item>
          <text:p text:style-name="P70">di sostegno all'istituzione e alla gestione di oasi, riserve, parchi, monumenti naturali e altre aree tutelate con particolare attenzione al coinvolgimento dei principali stakeholder</text:p>
        </text:list-item>
        <text:list-item>
          <text:p text:style-name="P70">a favore delle specie, degli habitat naturali e seminaturali, del paesaggio, degli ecosistemi anche urbani, degli equilibri ecologici</text:p>
        </text:list-item>
      </text:list>
      <text:p text:style-name="P26"/>
      <text:p text:style-name="P8">Co-abitazione</text:p>
      <text:p text:style-name="P6">In particolare, progetti:</text:p>
      <text:list xml:id="list2524136627168608109" text:style-name="WWNum19">
        <text:list-item>
          <text:p text:style-name="P71"><text:soft-page-break/>volti alla promozione di una cultura di coesistenza pacifica e produttiva con gli animali, soprattutto quelli a rischio di estinzione, affinché diventino fonte di sostentamento sostenibile</text:p>
        </text:list-item>
        <text:list-item>
          <text:p text:style-name="P71">volte a promuovere un'agricoltura rispettosa della biodiversità e dell'ambiente, attenta alla salute delle persone, socialmente equa e compatibile con la fauna presente nell'ambiente circostante</text:p>
        </text:list-item>
      </text:list>
      <text:p text:style-name="P8">Supporto di comunità</text:p>
      <text:p text:style-name="P6">In particolare, progetti:</text:p>
      <text:list xml:id="list2601043630960274831" text:style-name="WWNum20">
        <text:list-item>
          <text:p text:style-name="P72">volti a favorire lo sviluppo educativo, economico e produttivo operando prevalentemente in contesti rurali con la finalità di consentire una maggior autonomia di sostentamento delle realtà locali inserite nell'ambiente</text:p>
        </text:list-item>
        <text:list-item>
          <text:p text:style-name="P72">volti a contrastare le cause della discriminazione e ingiustizia sociale favorendo i processi di partecipazione e inclusione ad una vita sociale sana e concreta</text:p>
        </text:list-item>
        <text:list-item>
          <text:p text:style-name="P72">di sensibilizzazione dei pieni diritti degli animali presso la pubblica opinione e per il recepimento nel corpo normativo di leggi, regolamenti, disposizioni contro il maltrattamento, la violenza e lo sfruttamento degli animali</text:p>
        </text:list-item>
      </text:list>
      <text:p text:style-name="P26"/>
      <text:p text:style-name="P8">Cultura, educazione, sensibilizzazione</text:p>
      <text:p text:style-name="P6">In particolare, progetti:</text:p>
      <text:list xml:id="list4653498149674980673" text:style-name="WWNum21">
        <text:list-item>
          <text:p text:style-name="P73">di sensibilizzazione della cultura ecologica ed educazione ambientale rivolti ai cittadini, alle scuole e alle università</text:p>
        </text:list-item>
        <text:list-item>
          <text:p text:style-name="P73">che prevedano l'organizzazione di conferenze, dibattiti, mostre, eventi, concorsi, istituzione di borse di studio, pubblicazioni, produzione di materiali, legate alla fotografia naturalistica, alle arti e allo spettacolo con finalità di promozione della natura</text:p>
        </text:list-item>
        <text:list-item>
          <text:p text:style-name="P73">volti alla sensibilizzazione sulle tematiche ambientali, dirette alla cittadinanza, a soggetti istituzionali e aziende, finalizzate alla conoscenza e alla tutela dell'ambiente e al coinvolgimento attivo e volontario dei cittadini</text:p>
        </text:list-item>
      </text:list>
      <text:p text:style-name="P27"/>
      <text:list xml:id="list32623153" text:continue-list="list32606268" text:style-name="WWNum5">
        <text:list-item>
          <text:list>
            <text:list-item>
              <text:h text:style-name="P54" text:outline-level="2"><text:span text:style-name="T4">Durata</text:span><text:span text:style-name="T5"> </text:span><text:span text:style-name="T4">e</text:span><text:span text:style-name="T5"> sostenibilità</text:span></text:h>
            </text:list-item>
          </text:list>
        </text:list-item>
      </text:list>
      <text:p text:style-name="P30">Le attività<text:span text:style-name="T28"> </text:span>oggetto<text:span text:style-name="T35"> </text:span>della<text:span text:style-name="T2"> </text:span>richiesta<text:span text:style-name="T28"> </text:span>dovranno<text:span text:style-name="T28"> realizzarsi nell’arco temporale compreso tra 12 e 18 mesi dalla data di avvio comunicata a Fondazione AR a seguito dell’approvazione del contributo e dovranno, in ogni caso concludersi entro 24 mesi dall’approvazione</text:span>.<text:span text:style-name="T35"> </text:span></text:p>
      <text:p text:style-name="P30"><text:soft-page-break/>L’utilizzo<text:span text:style-name="T38"> </text:span>del<text:span text:style-name="T35"> </text:span>contributo<text:span text:style-name="T35"> </text:span>dovrà<text:span text:style-name="T31"> </text:span>avvenire<text:span text:style-name="T38"> </text:span>entro<text:span text:style-name="T38"> </text:span>i termini concordati,<text:span text:style-name="T33"> </text:span>salvo<text:span text:style-name="T29"> </text:span>proroga,<text:span text:style-name="T35"> </text:span>debitamente motivata, da sottoporre alla valutazione preventiva di Fondazione AR che darà riscontro in ordine all’eventuale accoglimento dell’istanza.</text:p>
      <text:p text:style-name="P30"/>
      <text:p text:style-name="P30"/>
      <text:list xml:id="list32604580" text:continue-numbering="true" text:style-name="WWNum5">
        <text:list-item>
          <text:list>
            <text:list-item>
              <text:h text:style-name="P59" text:outline-level="2"><text:span text:style-name="T4">Costi</text:span><text:span text:style-name="T5"> </text:span><text:span text:style-name="T4">e</text:span><text:span text:style-name="T5"> </text:span><text:span text:style-name="T4">fonti</text:span><text:span text:style-name="T10"> </text:span><text:span text:style-name="T4">di</text:span><text:span text:style-name="T7"> </text:span><text:span text:style-name="T5">copertura</text:span></text:h>
            </text:list-item>
          </text:list>
        </text:list-item>
      </text:list>
      <text:p text:style-name="P28"/>
      <text:p text:style-name="P28">Ogni progetto selezionato riceverà l’ammontare approvato da Fondazione AR a suo insindacabile giudizio<text:span text:style-name="T2">. <text:s/></text:span></text:p>
      <text:p text:style-name="P29">Ogni progetto presentato deve prevedere, pena inammissibilità, da un minimo del 20% a un massimo del 40% di co-finanziamento. Dovranno esserne indicate le fonti (anche proprie).</text:p>
      <text:list xml:id="list32599828" text:continue-numbering="true" text:style-name="WWNum5">
        <text:list-item>
          <text:list>
            <text:list-item>
              <text:h text:style-name="P60" text:outline-level="2"><text:span text:style-name="T4">Criteri</text:span><text:span text:style-name="T14"> </text:span><text:span text:style-name="T4">di</text:span><text:span text:style-name="T14"> </text:span><text:span text:style-name="T4">inammissibilità</text:span><text:span text:style-name="T11"> </text:span><text:span text:style-name="T4">dei</text:span><text:span text:style-name="T7"> </text:span><text:span text:style-name="T5">costi</text:span></text:h>
            </text:list-item>
          </text:list>
        </text:list-item>
      </text:list>
      <text:p text:style-name="P32">Non<text:span text:style-name="T28"> </text:span>saranno<text:span text:style-name="T30"> </text:span>considerati<text:span text:style-name="T31"> </text:span>ammissibili<text:span text:style-name="T2"> </text:span>i<text:span text:style-name="T28"> </text:span>costi<text:span text:style-name="T28"> </text:span>relativi<text:span text:style-name="T28"> </text:span><text:span text:style-name="T35">a:</text:span></text:p>
      <text:list xml:id="list32606316" text:continue-numbering="true" text:style-name="WWNum5">
        <text:list-item>
          <text:list>
            <text:list-item>
              <text:list>
                <text:list-item>
                  <text:p text:style-name="P81"><text:span text:style-name="T44">copertura</text:span><text:span text:style-name="T53"> </text:span><text:span text:style-name="T44">di</text:span><text:span text:style-name="T47"> </text:span><text:span text:style-name="T44">costi</text:span><text:span text:style-name="T53"> </text:span><text:span text:style-name="T44">di</text:span><text:span text:style-name="T52"> </text:span><text:span text:style-name="T44">gestione</text:span><text:span text:style-name="T52"> </text:span><text:span text:style-name="T44">dell’attività</text:span><text:span text:style-name="T53"> </text:span><text:span text:style-name="T45">ordinaria;</text:span></text:p>
                </text:list-item>
                <text:list-item>
                  <text:p text:style-name="P82"><text:span text:style-name="T44">spese</text:span><text:span text:style-name="T55"> </text:span><text:span text:style-name="T44">non</text:span><text:span text:style-name="T53"> </text:span><text:span text:style-name="T44">coerenti</text:span><text:span text:style-name="T52"> </text:span><text:span text:style-name="T44">con</text:span><text:span text:style-name="T52"> </text:span><text:span text:style-name="T44">le azioni/finalità</text:span><text:span text:style-name="T53"> </text:span><text:span text:style-name="T44">previste</text:span><text:span text:style-name="T52"> </text:span><text:span text:style-name="T44">dal</text:span><text:span text:style-name="T51"> </text:span><text:span text:style-name="T45">progetto;</text:span></text:p>
                </text:list-item>
              </text:list>
            </text:list-item>
          </text:list>
        </text:list-item>
      </text:list>
      <text:p text:style-name="P13"/>
      <text:p text:style-name="P13"/>
      <text:list xml:id="list32604316" text:continue-numbering="true" text:style-name="WWNum5">
        <text:list-item>
          <text:h text:style-name="P53" text:outline-level="1"><text:span text:style-name="T4">Presentazione</text:span><text:span text:style-name="T11"> </text:span><text:span text:style-name="T4">dei</text:span><text:span text:style-name="T14"> </text:span><text:span text:style-name="T4">progetti</text:span><text:span text:style-name="T11"> </text:span><text:span text:style-name="T4">e</text:span><text:span text:style-name="T9"> </text:span><text:span text:style-name="T4">delle</text:span><text:span text:style-name="T11"> </text:span><text:span text:style-name="T4">relative</text:span><text:span text:style-name="T9"> </text:span><text:span text:style-name="T4">richieste</text:span><text:span text:style-name="T9"> </text:span><text:span text:style-name="T4">di </text:span><text:span text:style-name="T5">contributo</text:span></text:h>
        </text:list-item>
      </text:list>
      <text:p text:style-name="P33"/>
      <text:list xml:id="list32624601" text:continue-numbering="true" text:style-name="WWNum5">
        <text:list-item>
          <text:list>
            <text:list-item>
              <text:h text:style-name="P61" text:outline-level="2">Scadenza</text:h>
            </text:list-item>
          </text:list>
        </text:list-item>
      </text:list>
      <text:p text:style-name="P19"><text:span text:style-name="T44">Le</text:span><text:span text:style-name="T52"> </text:span><text:span text:style-name="T44">richieste</text:span><text:span text:style-name="T52"> </text:span><text:span text:style-name="T44">dovranno</text:span><text:span text:style-name="T52"> </text:span><text:span text:style-name="T44">essere</text:span><text:span text:style-name="T45"> </text:span><text:span text:style-name="T44">presentate</text:span><text:span text:style-name="T56"> </text:span><text:span text:style-name="T57">tra</text:span><text:span text:style-name="T48"> </text:span><text:span text:style-name="T57">il</text:span><text:span text:style-name="T50"> </text:span><text:span text:style-name="T58">1 Giugno 2025 e</text:span><text:span text:style-name="T54"> </text:span><text:span text:style-name="T58">il 31 Luglio <text:s/>2025</text:span><text:span text:style-name="T46">.</text:span></text:p>
      <text:list xml:id="list32599402" text:continue-numbering="true" text:style-name="WWNum5">
        <text:list-item>
          <text:list>
            <text:list-item>
              <text:h text:style-name="P62" text:outline-level="2"><text:span text:style-name="T4">Modalità</text:span><text:span text:style-name="T14"> </text:span><text:span text:style-name="T4">di</text:span><text:span text:style-name="T5"> presentazione</text:span></text:h>
            </text:list-item>
          </text:list>
        </text:list-item>
      </text:list>
      <text:p text:style-name="P34">Le<text:span text:style-name="T62"> </text:span>richieste<text:span text:style-name="T63"> </text:span>dovranno<text:span text:style-name="T34"> </text:span>essere<text:span text:style-name="T63"> </text:span>presentate<text:span text:style-name="T34"> </text:span>in<text:span text:style-name="T33"> </text:span>formato<text:span text:style-name="T64"> </text:span>digitale<text:span text:style-name="T31"> </text:span>(.pdf) – unitamente agli allegati richiesti – <text:span text:style-name="T60">e inviata esclusivamente a mezzo </text:span>email all’indirizzo: segreteria@armoniaerispetto.it</text:p>
      <text:list xml:id="list32611019" text:continue-numbering="true" text:style-name="WWNum5">
        <text:list-item>
          <text:list>
            <text:list-item>
              <text:h text:style-name="P54" text:outline-level="2"><text:span text:style-name="T4">Documentazione</text:span><text:span text:style-name="T15"> </text:span><text:span text:style-name="T4">da</text:span><text:span text:style-name="T13"> </text:span><text:span text:style-name="T5">presentare</text:span></text:h>
            </text:list-item>
          </text:list>
        </text:list-item>
      </text:list>
      <text:p text:style-name="P31">I<text:span text:style-name="T35"> </text:span>soggetti<text:span text:style-name="T31"> </text:span>ammissibili<text:span text:style-name="T31"> </text:span>al<text:span text:style-name="T31"> </text:span>presente<text:span text:style-name="T31"> </text:span>bando<text:span text:style-name="T31"> </text:span>dovranno<text:span text:style-name="T31"> </text:span>fornire<text:span text:style-name="T28"> </text:span>in<text:span text:style-name="T35"> </text:span>formato<text:span text:style-name="T64"> </text:span>digitale<text:span text:style-name="T28"> </text:span>(.pdf)<text:span text:style-name="T35"> </text:span>la<text:span text:style-name="T31"> </text:span>documentazione di seguito dettagliata:</text:p>
      <text:list xml:id="list32622746" text:continue-numbering="true" text:style-name="WWNum5">
        <text:list-item>
          <text:list>
            <text:list-item>
              <text:list>
                <text:list-item>
                  <text:p text:style-name="P83"><text:span text:style-name="T44">descrizione</text:span><text:span text:style-name="T52"> </text:span><text:span text:style-name="T44">dettagliata</text:span><text:span text:style-name="T53"> </text:span><text:span text:style-name="T44">del</text:span><text:span text:style-name="T45"> progetto: essa comprende il modulo di presentazione del progetto e il modulo di presentazione del budget debitamente compilati;</text:span></text:p>
                </text:list-item>
                <text:list-item>
                  <text:p text:style-name="P84"><text:span text:style-name="T44">statuto</text:span><text:span text:style-name="T52"> </text:span><text:span text:style-name="T44">e</text:span><text:span text:style-name="T45"> </text:span><text:span text:style-name="T44">atto</text:span><text:span text:style-name="T49"> </text:span><text:span text:style-name="T44">costitutivo</text:span><text:span text:style-name="T52"> </text:span><text:span text:style-name="T44">del</text:span><text:span text:style-name="T52"> </text:span><text:span text:style-name="T45">proponente;</text:span></text:p>
                </text:list-item>
                <text:list-item>
                  <text:p text:style-name="P84"><text:span text:style-name="T44">ultimi 2 bilanci</text:span><text:span text:style-name="T52"> </text:span><text:span text:style-name="T44">consuntivi </text:span><text:span text:style-name="T45">approvato;</text:span></text:p>
                </text:list-item>
                <text:list-item>
                  <text:p text:style-name="P84"><text:span text:style-name="T44">report</text:span><text:span text:style-name="T53"> </text:span><text:span text:style-name="T44">delle</text:span><text:span text:style-name="T45"> </text:span><text:span text:style-name="T44">attività</text:span><text:span text:style-name="T52"> </text:span><text:span text:style-name="T44">svolte</text:span><text:span text:style-name="T59"> </text:span><text:span text:style-name="T44">dal</text:span><text:span text:style-name="T52"> </text:span><text:span text:style-name="T44">proponente</text:span><text:span text:style-name="T45"> </text:span><text:span text:style-name="T44">negli</text:span><text:span text:style-name="T52"> </text:span><text:span text:style-name="T44">ultimi</text:span><text:span text:style-name="T47"> </text:span><text:span text:style-name="T44">due</text:span><text:span text:style-name="T47"> </text:span><text:span text:style-name="T45">anni.</text:span></text:p>
                </text:list-item>
                <text:list-item>
                  <text:p text:style-name="P85"><text:soft-page-break/>certificazione antimafia</text:p>
                </text:list-item>
              </text:list>
            </text:list-item>
          </text:list>
        </text:list-item>
      </text:list>
      <text:p text:style-name="P14"/>
      <text:p text:style-name="P14">Se il Progetto presentato verrà selezionato per il contributo, sarà richiesto, come allegato aggiuntivo, pena esclusione, il casellario giudiziale del legale rappresentante.</text:p>
      <text:p text:style-name="P14"/>
      <text:p text:style-name="P14"/>
      <text:p text:style-name="P14"/>
      <text:list xml:id="list32605380" text:continue-numbering="true" text:style-name="WWNum5">
        <text:list-item>
          <text:h text:style-name="P50" text:outline-level="1"><text:span text:style-name="T4">Valutazione</text:span><text:span text:style-name="T15"> </text:span><text:span text:style-name="T4">dei</text:span><text:span text:style-name="T7"> </text:span><text:span text:style-name="T4">progetti</text:span><text:span text:style-name="T14"> </text:span><text:span text:style-name="T4">e</text:span><text:span text:style-name="T9"> </text:span><text:span text:style-name="T4">risultati</text:span><text:span text:style-name="T7"> </text:span><text:span text:style-name="T4">del</text:span><text:span text:style-name="T14"> </text:span><text:span text:style-name="T5">bando</text:span></text:h>
          <text:list>
            <text:list-item>
              <text:h text:style-name="P54" text:outline-level="2"><text:span text:style-name="T4">Criteri</text:span><text:span text:style-name="T5"> </text:span><text:span text:style-name="T4">di</text:span><text:span text:style-name="T10"> </text:span><text:span text:style-name="T5">valutazione</text:span></text:h>
            </text:list-item>
          </text:list>
        </text:list-item>
      </text:list>
      <text:p text:style-name="P35">La<text:span text:style-name="T29"> </text:span>valutazione<text:span text:style-name="T2"> </text:span>terrà<text:span text:style-name="T35"> </text:span>conto<text:span text:style-name="T2"> </text:span>dei<text:span text:style-name="T29"> </text:span>seguenti<text:span text:style-name="T2"> </text:span>criteri:</text:p>
      <text:list xml:id="list32606518" text:continue-numbering="true" text:style-name="WWNum5">
        <text:list-item>
          <text:list>
            <text:list-item>
              <text:list>
                <text:list-item>
                  <text:p text:style-name="P87">coerenza con le finalità del bando e con il bisogno espresso;</text:p>
                </text:list-item>
                <text:list-item>
                  <text:p text:style-name="P87">carattere di innovazione dal punto di vista della tutela animale; </text:p>
                </text:list-item>
                <text:list-item>
                  <text:p text:style-name="P87">focus su specie particolarmente vulnerabili, in pericolo o simboliche per l’ecosistema locale;</text:p>
                </text:list-item>
                <text:list-item>
                  <text:p text:style-name="P87">capacità di produrre effetti duraturi sul territorio coinvolto e sui beneficiari diretti;</text:p>
                </text:list-item>
                <text:list-item>
                  <text:p text:style-name="P87">sinergie con eventuali progetti di altri enti rilevanti per il territorio di riferimento;</text:p>
                </text:list-item>
                <text:list-item>
                  <text:p text:style-name="P87">capacità di promuovere tutela animale, contrasto allo sfruttamento, riduzione delle minacce ambientali;</text:p>
                </text:list-item>
                <text:list-item>
                  <text:p text:style-name="P87">capacità di favorire la protezione dell’ecosistema e la riduzione dell’impatto umano promuovendo il cambiamento senza conflitti culturali;</text:p>
                </text:list-item>
                <text:list-item>
                  <text:p text:style-name="P87">presenza di un sistema per la verificare dell’efficacia delle azioni durante e dopo l’esecuzione;</text:p>
                </text:list-item>
                <text:list-item>
                  <text:p text:style-name="P84"><text:span text:style-name="T44">replicabilità ed “esportabilità” del modello</text:span><text:span text:style-name="T45">.</text:span></text:p>
                </text:list-item>
                <text:list-item>
                  <text:p text:style-name="P86">adeguata visibilità dell’iniziativa</text:p>
                </text:list-item>
              </text:list>
            </text:list-item>
            <text:list-item>
              <text:h text:style-name="P63" text:outline-level="2"><text:span text:style-name="T4">Commissione</text:span><text:span text:style-name="T14"> </text:span><text:span text:style-name="T4">di</text:span><text:span text:style-name="T14"> </text:span><text:span text:style-name="T5">valutazione</text:span></text:h>
            </text:list-item>
          </text:list>
        </text:list-item>
      </text:list>
      <text:p text:style-name="P36">I progetti presentati entro i termini previsti dal Bando saranno oggetto di analisi amministrativa (che ne verificherà l’ammissibilità<text:span text:style-name="T28"> </text:span>sotto<text:span text:style-name="T30"> </text:span>il<text:span text:style-name="T28"> </text:span>profilo<text:span text:style-name="T30"> </text:span>della<text:span text:style-name="T30"> </text:span>correttezza<text:span text:style-name="T2"> </text:span>formale). La valutazione delle richieste ammesse, invece,<text:span text:style-name="T2"> </text:span>sarà svolta sulla base<text:span text:style-name="T30"> </text:span>dei criteri indicati al<text:span text:style-name="T30"> </text:span>punto<text:span text:style-name="T30"> </text:span>6.1. </text:p>
      <text:list xml:id="list32601102" text:continue-numbering="true" text:style-name="WWNum5">
        <text:list-item>
          <text:list>
            <text:list-item>
              <text:h text:style-name="P64" text:outline-level="2"><text:span text:style-name="T4">Comunicazione</text:span><text:span text:style-name="T15"> </text:span><text:span text:style-name="T4">dei</text:span><text:span text:style-name="T15"> </text:span><text:span text:style-name="T5">risultati</text:span></text:h>
            </text:list-item>
          </text:list>
        </text:list-item>
      </text:list>
      <text:p text:style-name="P37">A conclusione della procedura di selezione dei progetti, prevista entro <text:span text:style-name="T70">il 30 Settembre 2025,</text:span> sarà data comunicazione di assegnazione del contributo. L’elenco degli assegnatari sarà anche successivamente pubblicato<text:span text:style-name="T63"> </text:span>sul<text:span text:style-name="T63"> </text:span>sito<text:span text:style-name="T34"> </text:span><text:a xlink:type="simple" xlink:href="http://www.armoniaerispetto.it/" text:style-name="Internet_20_link" text:visited-style-name="Visited_20_Internet_20_Link">www.armoniaerispetto.it</text:a>. </text:p>
      <text:p text:style-name="P37">I soli progetti ammessi a contributo riceveranno comunicazione di approvazione e i dettagli relativi procedura di formalizzazione del contributo via mail.</text:p>
      <text:p text:style-name="P38"><text:soft-page-break/>In caso di mancato accoglimento <text:span text:style-name="T61">non</text:span> è prevista la formalizzazione di una comunicazione scritta.<text:span text:style-name="T34"> </text:span>Si<text:span text:style-name="T63"> </text:span>precisa<text:span text:style-name="T34"> </text:span>che<text:span text:style-name="T63"> </text:span><text:span text:style-name="T61">non</text:span><text:span text:style-name="T34"> </text:span>saranno<text:span text:style-name="T63"> </text:span>fornite<text:span text:style-name="T34"> </text:span>valutazioni<text:span text:style-name="T63"> </text:span>preventive<text:span text:style-name="T62"> </text:span>sull’ammissibilità delle domande o sull’esito della selezione.</text:p>
      <text:p text:style-name="P12"/>
      <text:p text:style-name="P12"/>
      <text:p text:style-name="P12"/>
      <text:p text:style-name="P12"/>
      <text:p text:style-name="P12"/>
      <text:list xml:id="list32612913" text:continue-numbering="true" text:style-name="WWNum5">
        <text:list-item>
          <text:h text:style-name="P50" text:outline-level="1"><text:span text:style-name="T4">Utilizzo</text:span><text:span text:style-name="T7"> </text:span><text:span text:style-name="T4">del</text:span><text:span text:style-name="T7"> </text:span><text:span text:style-name="T5">contributo</text:span></text:h>
          <text:list>
            <text:list-item>
              <text:h text:style-name="P65" text:outline-level="2"><text:span text:style-name="T4">Erogazione</text:span><text:span text:style-name="T13"> </text:span><text:span text:style-name="T4">del</text:span><text:span text:style-name="T14"> </text:span><text:span text:style-name="T4">contributo</text:span><text:span text:style-name="T11"> </text:span><text:span text:style-name="T4">e</text:span><text:span text:style-name="T11"> </text:span><text:span text:style-name="T5">revoca</text:span></text:h>
            </text:list-item>
          </text:list>
        </text:list-item>
      </text:list>
      <text:p text:style-name="P39">L’erogazione sarà formalizzata mediante apposita convenzione. In sede di comunicazione verranno rese note le modalità di erogazione del contributo, che avverrà in due soluzioni:</text:p>
      <text:list xml:id="list6025846571300743417" text:style-name="WWNum11">
        <text:list-item>
          <text:p text:style-name="P75">Il 30% del contributo approvato alla comunicazione di avvio Progetto</text:p>
        </text:list-item>
        <text:list-item>
          <text:p text:style-name="P75">Il 70% del contributo a seguito di esito positivo della verifica della rendicontazione finale.</text:p>
        </text:list-item>
      </text:list>
      <text:p text:style-name="P40">Alla conclusione del progetto l’Ente presenterà la documentazione necessaria (come indicato nelle linee guida di rendicontazione) a valutare gli effettivi risultati in termini quantitativi e qualitativi dell’iniziativa realizzata<text:span text:style-name="T2">.</text:span> L’Ente<text:span text:style-name="T37"> </text:span>si<text:span text:style-name="T33"> </text:span>impegna<text:span text:style-name="T62"> </text:span>a<text:span text:style-name="T33"> </text:span>trasmettere<text:span text:style-name="T33"> </text:span>a Fondazione AR la relazione narrativa e la rendicontazione economica compilando gli appositi moduli. In fase di stipula della convenzione verranno definiti, in base al cronogramma presentato, eventuali momenti intermedi di rendicontazione.</text:p>
      <text:p text:style-name="P39">Fondazione AR potrà revocare parzialmente o totalmente il contributo qualora l’Ente beneficiario del contributo non rispettasse gli obblighi previsti dal bando e dalla convenzione stipulata. Le cause che possono determinare la revoca sono:</text:p>
      <text:list xml:id="list5123777990181180472" text:style-name="WWNum13">
        <text:list-item>
          <text:p text:style-name="P76">Mancato rispetto degli obiettivi progettuali, fermo restando la possibilità per il Proponente di <text:tab/>rimodulare il progetto giustificandolo dettagliatamente. </text:p>
        </text:list-item>
        <text:list-item>
          <text:p text:style-name="P76">Inadempienze contrattuali</text:p>
        </text:list-item>
        <text:list-item>
          <text:p text:style-name="P76">Utilizzo improprio dei fondi</text:p>
        </text:list-item>
        <text:list-item>
          <text:p text:style-name="P76">Frodi o irregolarità amministrative</text:p>
        </text:list-item>
        <text:list-item>
          <text:p text:style-name="P76">Ritardi significativi fermo restando la possibilità per il Proponente di rimodulare il progetto <text:tab/>giustificandolo dettagliatamente. </text:p>
        </text:list-item>
        <text:list-item>
          <text:p text:style-name="P76">Interruzione del progetto</text:p>
        </text:list-item>
        <text:list-item>
          <text:p text:style-name="P76">Mancata rendicontazione, rendicontazione incompleta o incoerente.</text:p>
        </text:list-item>
      </text:list>
      <text:p text:style-name="P15"/>
      <text:list xml:id="list32605752" text:continue-list="list32612913" text:style-name="WWNum5">
        <text:list-item>
          <text:list>
            <text:list-item>
              <text:h text:style-name="P66" text:outline-level="2"><text:soft-page-break/>Comunicazione</text:h>
            </text:list-item>
          </text:list>
        </text:list-item>
      </text:list>
      <text:p text:style-name="P42">L’Ente beneficiario si impegna a concordare preventivamente con Fondazione AR le più opportune forme per dare pubblica evidenza della collaborazione realizzata. Fondazione AR<text:span text:style-name="T2"> </text:span>si<text:span text:style-name="T29"> </text:span>riserva<text:span text:style-name="T29"> </text:span>la possibilità<text:span text:style-name="T28"> </text:span>di<text:span text:style-name="T29"> </text:span>dare<text:span text:style-name="T2"> </text:span>comunicazione<text:span text:style-name="T2"> </text:span>autonoma<text:span text:style-name="T29"> </text:span>dei progetti sostenuti attraverso i propri strumenti e canali di comunicazione.</text:p>
      <text:p text:style-name="P16"/>
      <text:p text:style-name="P16"/>
      <text:p text:style-name="P16"/>
      <text:p text:style-name="P16"/>
      <text:list xml:id="list32612240" text:continue-numbering="true" text:style-name="WWNum5">
        <text:list-item>
          <text:h text:style-name="P50" text:outline-level="1"><text:span text:style-name="T4">Manleva</text:span><text:span text:style-name="T7"> </text:span><text:span text:style-name="T4">e </text:span><text:span text:style-name="T5">informazioni</text:span></text:h>
          <text:list>
            <text:list-item>
              <text:h text:style-name="P55" text:outline-level="2">Manleva</text:h>
            </text:list-item>
          </text:list>
        </text:list-item>
      </text:list>
      <text:p text:style-name="P41">Ciascun<text:span text:style-name="T33"> </text:span>progetto<text:span text:style-name="T36"> </text:span>presentato<text:span text:style-name="T36"> </text:span>è<text:span text:style-name="T34"> </text:span>da<text:span text:style-name="T36"> </text:span>intendersi, laddove previsto dalla legge,<text:span text:style-name="T63"> </text:span>originale<text:span text:style-name="T33"> </text:span>nel<text:span text:style-name="T34"> </text:span>rispetto<text:span text:style-name="T34"> </text:span>delle<text:span text:style-name="T36"> </text:span>norme<text:span text:style-name="T33"> </text:span>a<text:span text:style-name="T36"> </text:span>tutela<text:span text:style-name="T34"> </text:span>del<text:span text:style-name="T28"> </text:span>diritto<text:span text:style-name="T34"> </text:span>d’autore o di altri diritti di terzi. L’ente richiedente manleva integralmente Fondazione AR da qualsivoglia rivendicazione da parte di terzi connessa ai progetti presentati.</text:p>
      <text:list xml:id="list32608570" text:continue-numbering="true" text:style-name="WWNum5">
        <text:list-item>
          <text:list>
            <text:list-item>
              <text:h text:style-name="P55" text:outline-level="2">Informazioni</text:h>
            </text:list-item>
          </text:list>
        </text:list-item>
      </text:list>
      <text:p text:style-name="P34">Lo staff di Fondazione AR resta a disposizione per fornire ulteriori informazioni o chiarimenti alla email <text:a xlink:type="simple" xlink:href="mailto:segreteria@armoniaerispetto.it" text:style-name="Internet_20_link" text:visited-style-name="Visited_20_Internet_20_Link">segreteria@armoniaerispetto.it</text:a>. 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it" fo:country="IT" style:font-name-asian="Calibri2" style:font-name-complex="Calibri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448cm" fo:margin-right="0cm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007cm" fo:margin-right="0cm" fo:text-indent="-0.762cm" style:auto-text-indent="false"/>
      <style:text-properties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2.15cm" fo:margin-right="0cm" fo:margin-top="0.326cm" fo:margin-bottom="0cm" fo:text-indent="-1.27cm" style:auto-text-indent="false"/>
      <style:text-properties style:font-name="Cambria" fo:font-size="14pt" fo:font-weight="bold" style:font-name-asian="Cambria1" style:font-size-asian="14pt" style:font-weight-asian="bold" style:font-name-complex="Cambria1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243f60" style:font-name="Cambria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365f91" style:font-name="Cambria" fo:font-style="italic" style:font-style-asian="italic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1.02cm" fo:margin-right="0cm" fo:margin-top="0.25cm" fo:margin-bottom="0cm" fo:text-indent="-0.774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1.799cm" fo:margin-right="0cm" fo:margin-top="0.25cm" fo:margin-bottom="0cm" fo:text-indent="-1.164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016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799cm" fo:margin-right="0cm" fo:text-indent="-0.635cm" style:auto-text-indent="false"/>
    </style:style>
    <style:style style:name="Table_20_Paragraph" style:display-name="Table Paragraph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>
      <style:text-properties style:font-name="Calibri" fo:language="it" fo:country="IT" style:font-name-asian="Calibri2" style:font-name-complex="Calibri2"/>
    </style:style>
    <style:style style:name="Piè_20_di_20_pagina_20_Carattere" style:display-name="Piè di pagina Carattere" style:family="text" style:parent-style-name="Default_20_Paragraph_20_Font">
      <style:text-properties style:font-name="Calibri" fo:language="it" fo:country="IT" style:font-name-asian="Calibri2" style:font-name-complex="Calibri2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>
      <style:text-properties style:font-name="Calibri" fo:font-size="10pt" fo:language="it" fo:country="IT" style:font-name-asian="Calibri2" style:font-size-asian="10pt" style:font-name-complex="Calibri2" style:font-size-complex="10pt"/>
    </style:style>
    <style:style style:name="Soggetto_20_commento_20_Carattere" style:display-name="Soggetto commento Carattere" style:family="text" style:parent-style-name="Testo_20_commento_20_Carattere">
      <style:text-properties style:font-name="Calibri" fo:font-size="10pt" fo:language="it" fo:country="IT" fo:font-weight="bold" style:font-name-asian="Calibri2" style:font-size-asian="10pt" style:font-weight-asian="bold" style:font-name-complex="Calibri2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Titolo_20_3_20_Carattere" style:display-name="Titolo 3 Carattere" style:family="text" style:parent-style-name="Default_20_Paragraph_20_Font">
      <style:text-properties fo:color="#243f60" style:font-name="Cambria" fo:font-size="12pt" fo:language="it" fo:country="IT" style:font-size-asian="12pt" style:font-size-complex="12pt"/>
    </style:style>
    <style:style style:name="Titolo_20_4_20_Carattere" style:display-name="Titolo 4 Carattere" style:family="text" style:parent-style-name="Default_20_Paragraph_20_Font">
      <style:text-properties fo:color="#365f91" style:font-name="Cambria" fo:language="it" fo:country="IT" fo:font-style="italic" style:font-style-asian="italic" style:font-style-complex="italic"/>
    </style:style>
    <style:style style:name="ListLabel_20_1" style:display-name="ListLabel 1" style:family="text">
      <style:text-properties fo:letter-spacing="normal" fo:language="it" fo:country="IT" style:font-name-asian="Symbol1" style:language-asian="en" style:country-asian="US" style:font-name-complex="Symbol1" style:language-complex="ar" style:country-complex="SA" style:text-scale="100%"/>
    </style:style>
    <style:style style:name="ListLabel_20_2" style:display-name="ListLabel 2" style:family="text">
      <style:text-properties fo:language="it" fo:country="IT" style:language-asian="en" style:country-asian="US" style:language-complex="ar" style:country-complex="SA"/>
    </style:style>
    <style:style style:name="ListLabel_20_3" style:display-name="ListLabel 3" style:family="text">
      <style:text-properties fo:font-size="12pt" fo:letter-spacing="normal" fo:language="it" fo:country="IT" fo:font-style="normal" fo:font-weight="normal" style:font-name-asian="Calibri2" style:font-size-asian="12pt" style:language-asian="en" style:country-asian="US" style:font-style-asian="normal" style:font-weight-asian="normal" style:font-name-complex="Calibri2" style:font-size-complex="12pt" style:language-complex="ar" style:country-complex="SA" style:font-style-complex="normal" style:font-weight-complex="normal" style:text-scale="100%"/>
    </style:style>
    <style:style style:name="ListLabel_20_4" style:display-name="ListLabel 4" style:family="text">
      <style:text-properties fo:font-size="12pt" fo:letter-spacing="normal" fo:language="it" fo:country="IT" fo:font-style="normal" fo:font-weight="normal" style:font-name-asian="Symbol1" style:font-size-asian="12pt" style:language-asian="en" style:country-asian="US" style:font-style-asian="normal" style:font-weight-asian="normal" style:font-name-complex="Symbol1" style:font-size-complex="12pt" style:language-complex="ar" style:country-complex="SA" style:font-style-complex="normal" style:font-weight-complex="normal" style:text-scale="100%"/>
    </style:style>
    <style:style style:name="ListLabel_20_5" style:display-name="ListLabel 5" style:family="text">
      <style:text-properties fo:font-size="18pt" fo:letter-spacing="normal" fo:language="it" fo:country="IT" fo:font-style="normal" fo:font-weight="bold" style:font-name-asian="Cambria1" style:font-size-asian="18pt" style:language-asian="en" style:country-asian="US" style:font-style-asian="normal" style:font-weight-asian="bold" style:font-name-complex="Cambria1" style:font-size-complex="18pt" style:language-complex="ar" style:country-complex="SA" style:font-style-complex="normal" style:font-weight-complex="bold" style:text-scale="100%"/>
    </style:style>
    <style:style style:name="ListLabel_20_6" style:display-name="ListLabel 6" style:family="text">
      <style:text-properties fo:font-size="14pt" fo:letter-spacing="-0.002cm" fo:language="it" fo:country="IT" fo:font-style="normal" fo:font-weight="bold" style:font-name-asian="Cambria1" style:font-size-asian="14pt" style:language-asian="en" style:country-asian="US" style:font-style-asian="normal" style:font-weight-asian="bold" style:font-name-complex="Cambria1" style:font-size-complex="14pt" style:language-complex="ar" style:country-complex="SA" style:font-style-complex="normal" style:font-weight-complex="bold" style:text-scale="100%"/>
    </style:style>
    <style:style style:name="ListLabel_20_7" style:display-name="ListLabel 7" style:family="text">
      <style:text-properties fo:font-size="12pt" fo:letter-spacing="normal" fo:language="it" fo:country="IT" fo:font-style="italic" fo:font-weight="bold" style:font-name-asian="Calibri2" style:font-size-asian="12pt" style:language-asian="en" style:country-asian="US" style:font-style-asian="italic" style:font-weight-asian="bold" style:font-name-complex="Calibri2" style:font-size-complex="12pt" style:language-complex="ar" style:country-complex="SA" style:font-style-complex="italic" style:font-weight-complex="bold" style:text-scale="100%"/>
    </style:style>
    <style:style style:name="ListLabel_20_8" style:display-name="ListLabel 8" style:family="text">
      <style:text-properties fo:font-size="11pt" fo:letter-spacing="-0.004cm" fo:language="it" fo:country="IT" fo:font-style="normal" fo:font-weight="bold" style:font-name-asian="Calibri2" style:font-size-asian="11pt" style:language-asian="en" style:country-asian="US" style:font-style-asian="normal" style:font-weight-asian="bold" style:font-name-complex="Calibri2" style:font-size-complex="11pt" style:language-complex="ar" style:country-complex="SA" style:font-style-complex="normal" style:font-weight-complex="bold" style:text-scale="100%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asian="Calibri2" style:font-name-complex="Calibri2"/>
    </style:style>
    <style:style style:name="ListLabel_20_11" style:display-name="ListLabel 11" style:family="text">
      <style:text-properties fo:letter-spacing="-0.002cm" fo:language="it" fo:country="IT" style:language-asian="en" style:country-asian="US" style:language-complex="ar" style:country-complex="SA" style:text-scale="99%"/>
    </style:style>
    <style:style style:name="ListLabel_20_12" style:display-name="ListLabel 12" style:family="text">
      <style:text-properties fo:letter-spacing="normal" fo:language="it" fo:country="IT" style:font-name-asian="Courier New1" style:language-asian="en" style:country-asian="US" style:font-name-complex="Courier New1" style:language-complex="ar" style:country-complex="SA" style:text-scale="98%"/>
    </style:style>
    <style:style style:name="ListLabel_20_13" style:display-name="ListLabel 13" style:family="text">
      <style:text-properties fo:color="#918095" fo:font-size="10.5pt" fo:letter-spacing="normal" fo:language="it" fo:country="IT" fo:font-style="normal" fo:font-weight="normal" style:font-name-asian="Arial1" style:font-size-asian="10.5pt" style:language-asian="en" style:country-asian="US" style:font-style-asian="normal" style:font-weight-asian="normal" style:font-name-complex="Arial1" style:font-size-complex="10.5pt" style:language-complex="ar" style:country-complex="SA" style:font-style-complex="normal" style:font-weight-complex="normal" style:text-scale="50%"/>
    </style:style>
    <style:style style:name="ListLabel_20_14" style:display-name="ListLabel 14" style:family="text">
      <style:text-properties fo:color="#5d5d5b" fo:font-size="10pt" fo:letter-spacing="normal" fo:language="it" fo:country="IT" fo:font-style="normal" fo:font-weight="normal" style:font-name-asian="Courier New1" style:font-size-asian="10pt" style:language-asian="en" style:country-asian="US" style:font-style-asian="normal" style:font-weight-asian="normal" style:font-name-complex="Courier New1" style:font-size-complex="10pt" style:language-complex="ar" style:country-complex="SA" style:font-style-complex="normal" style:font-weight-complex="normal" style:text-scale="4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1cm" fo:margin-left="1.748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1cm" fo:margin-left="3.46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1cm" fo:margin-left="5.16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1cm" fo:margin-left="6.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1cm" fo:margin-left="8.55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1cm" fo:margin-left="10.25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1cm" fo:margin-left="11.95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1cm" fo:margin-left="13.65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1cm" fo:margin-left="15.35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474cm" fo:margin-left="1.113cm"/>
        </style:list-level-properties>
        <style:text-properties style:font-name="Calibri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74cm" fo:margin-left="2.89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74cm" fo:margin-left="4.65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74cm" fo:margin-left="6.41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74cm" fo:margin-left="8.17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74cm" fo:margin-left="9.9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74cm" fo:margin-left="11.70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74cm" fo:margin-left="13.46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74cm" fo:margin-left="15.2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515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2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68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85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5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30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7cm" fo:margin-left="1.245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2.98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73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48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8.24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99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7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3.49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5.2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764cm" fo:margin-left="1.007cm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fo:text-indent="-1.27cm" fo:margin-left="2.15cm"/>
        </style:list-level-properties>
      </text:list-level-style-number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494cm"/>
        </style:list-level-properties>
        <style:text-properties style:font-name="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78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10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76cm" fo:margin-left="1.02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1.166cm" fo:margin-left="1.799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1.166cm" fo:margin-left="3.68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1.166cm" fo:margin-left="5.5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1.166cm" fo:margin-left="7.44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1.166cm" fo:margin-left="9.33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1.166cm" fo:margin-left="11.21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1.166cm" fo:margin-left="13.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1.166cm" fo:margin-left="14.9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16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9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26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7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3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6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16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9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26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7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3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6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16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9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26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7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3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6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083cm"/>
        </style:list-level-properties>
        <style:text-properties style:font-name="Calibri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35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2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93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16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3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03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9.97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083cm"/>
        </style:list-level-properties>
        <style:text-properties style:font-name="Calibri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35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2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93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16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3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03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9.97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083cm"/>
        </style:list-level-properties>
        <style:text-properties style:font-name="Calibri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" style:num-suffix=")" style:num-format="1">
        <style:list-level-properties text:list-level-position-and-space-mode="label-alignment">
          <style:list-level-label-alignment text:label-followed-by="listtab" fo:text-indent="-0.663cm" fo:margin-left="1.91cm"/>
        </style:list-level-properties>
      </text:list-level-style-number>
      <text:list-level-style-bullet text:level="2" text:style-name="ListLabel_20_12" style:num-suffix="-" text:bullet-char="-">
        <style:list-level-properties text:list-level-position-and-space-mode="label-alignment">
          <style:list-level-label-alignment text:label-followed-by="listtab" fo:text-indent="-0.45cm" fo:margin-left="1.937cm"/>
        </style:list-level-properties>
        <style:text-properties style:font-name="Courier New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5cm" fo:margin-left="3.98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5cm" fo:margin-left="6.024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5cm" fo:margin-left="8.06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5cm" fo:margin-left="10.10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5cm" fo:margin-left="12.1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5cm" fo:margin-left="14.19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5cm" fo:margin-left="16.2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153cm" fo:margin-left="0.623cm"/>
        </style:list-level-properties>
        <style:text-properties fo:font-family="Arial" style:font-style-name="Normale" style:font-family-generic="swiss" style:font-pitch="variable"/>
      </text:list-level-style-bullet>
      <text:list-level-style-bullet text:level="2" text:style-name="ListLabel_20_12" style:num-suffix="-" text:bullet-char="-">
        <style:list-level-properties text:list-level-position-and-space-mode="label-alignment">
          <style:list-level-label-alignment text:label-followed-by="listtab" fo:text-indent="-0.474cm" fo:margin-left="1.972cm"/>
        </style:list-level-properties>
        <style:text-properties style:font-name="Courier New"/>
      </text:list-level-style-bullet>
      <text:list-level-style-bullet text:level="3" text:style-name="ListLabel_20_14" style:num-suffix="•" text:bullet-char="•">
        <style:list-level-properties text:list-level-position-and-space-mode="label-alignment">
          <style:list-level-label-alignment text:label-followed-by="listtab" fo:text-indent="-1.214cm" fo:margin-left="10.518cm"/>
        </style:list-level-properties>
        <style:text-properties style:font-name="Courier New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1.214cm" fo:margin-left="10.3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1.214cm" fo:margin-left="10.22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1.214cm" fo:margin-left="10.0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1.214cm" fo:margin-left="9.94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1.214cm" fo:margin-left="9.79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1.214cm" fo:margin-left="9.65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</style:style>
    <style:page-layout style:name="Mpm1">
      <style:page-layout-properties fo:page-width="21.026cm" fo:page-height="29.722cm" style:num-format="1" style:print-orientation="portrait" fo:margin-top="1.787cm" fo:margin-bottom="1.842cm" fo:margin-left="1.27cm" fo:margin-right="0.988cm" style:writing-mode="lr-tb" style:layout-grid-color="#c0c0c0" style:layout-grid-lines="2609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05cm" fo:margin-left="0cm" fo:margin-right="0cm" fo:margin-bottom="2.805cm" style:dynamic-spacing="true"/>
      </style:header-style>
      <style:footer-style>
        <style:header-footer-properties fo:min-height="0.346cm" fo:margin-left="0cm" fo:margin-right="0cm" fo:margin-top="0.24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Fustini</meta:initial-creator>
    <meta:editing-cycles>8</meta:editing-cycles>
    <meta:creation-date>2025-03-13T10:28:00</meta:creation-date>
    <dc:date>2025-04-29T12:34:37.71</dc:date>
    <meta:editing-duration>PT17H10M57S</meta:editing-duration>
    <meta:generator>OpenOffice/4.1.6$Win32 OpenOffice.org_project/416m1$Build-9790</meta:generator>
    <meta:document-statistic meta:table-count="0" meta:image-count="0" meta:object-count="0" meta:page-count="10" meta:paragraph-count="137" meta:word-count="2053" meta:character-count="144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